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>
      <style:text-properties fo:font-size="10pt" style:font-size-asian="10pt" style:font-size-complex="10pt"/>
    </style:style>
    <style:style style:name="P40" style:family="paragraph" style:parent-style-name="Text_20_body" style:list-style-name="L1">
      <style:text-properties fo:font-size="10pt" style:font-size-asian="10pt" style:font-size-complex="10pt"/>
    </style:style>
    <style:style style:name="P41" style:family="paragraph" style:parent-style-name="Text_20_body" style:list-style-name="L2">
      <style:text-properties fo:font-size="10pt" style:font-size-asian="10pt" style:font-size-complex="10pt"/>
    </style:style>
    <style:style style:name="P42" style:family="paragraph" style:parent-style-name="Text_20_body" style:list-style-name="L3">
      <style:text-properties fo:font-size="10pt" style:font-size-asian="10pt" style:font-size-complex="10pt"/>
    </style:style>
    <style:style style:name="P43" style:family="paragraph" style:parent-style-name="Text_20_body" style:list-style-name="L4">
      <style:text-properties fo:font-size="10pt" style:font-size-asian="10pt" style:font-size-complex="10pt"/>
    </style:style>
    <style:style style:name="P44" style:family="paragraph" style:parent-style-name="Text_20_body" style:list-style-name="L9">
      <style:text-properties fo:font-size="10pt" style:font-size-asian="10pt" style:font-size-complex="10pt"/>
    </style:style>
    <style:style style:name="P45" style:family="paragraph" style:parent-style-name="Text_20_body" style:list-style-name="L11">
      <style:text-properties fo:font-size="10pt" style:font-size-asian="10pt" style:font-size-complex="10pt"/>
    </style:style>
    <style:style style:name="P46" style:family="paragraph" style:parent-style-name="Text_20_body" style:list-style-name="L12">
      <style:text-properties fo:font-size="10pt" style:font-size-asian="10pt" style:font-size-complex="10pt"/>
    </style:style>
    <style:style style:name="P47" style:family="paragraph" style:parent-style-name="Text_20_body" style:list-style-name="L14">
      <style:text-properties fo:font-size="10pt" style:font-size-asian="10pt" style:font-size-complex="10pt"/>
    </style:style>
    <style:style style:name="P48" style:family="paragraph" style:parent-style-name="Text_20_body" style:list-style-name="L15">
      <style:text-properties fo:font-size="10pt" style:font-size-asian="10pt" style:font-size-complex="10pt"/>
    </style:style>
    <style:style style:name="P49" style:family="paragraph" style:parent-style-name="Text_20_body" style:list-style-name="L17">
      <style:text-properties fo:font-size="10pt" style:font-size-asian="10pt" style:font-size-complex="10pt"/>
    </style:style>
    <style:style style:name="P50" style:family="paragraph" style:parent-style-name="Text_20_body" style:list-style-name="L18">
      <style:text-properties fo:font-size="10pt" style:font-size-asian="10pt" style:font-size-complex="10pt"/>
    </style:style>
    <style:style style:name="P51" style:family="paragraph" style:parent-style-name="Text_20_body" style:list-style-name="L20">
      <style:text-properties fo:font-size="10pt" style:font-size-asian="10pt" style:font-size-complex="10pt"/>
    </style:style>
    <style:style style:name="P52" style:family="paragraph" style:parent-style-name="Text_20_body" style:list-style-name="L22">
      <style:text-properties fo:font-size="10pt" style:font-size-asian="10pt" style:font-size-complex="10pt"/>
    </style:style>
    <style:style style:name="P53" style:family="paragraph" style:parent-style-name="Text_20_body" style:list-style-name="L23">
      <style:text-properties fo:font-size="10pt" style:font-size-asian="10pt" style:font-size-complex="10pt"/>
    </style:style>
    <style:style style:name="P54" style:family="paragraph" style:parent-style-name="Text_20_body" style:list-style-name="L26">
      <style:text-properties fo:font-size="10pt" style:font-size-asian="10pt" style:font-size-complex="10pt"/>
    </style:style>
    <style:style style:name="P55" style:family="paragraph" style:parent-style-name="Text_20_body" style:list-style-name="L27">
      <style:text-properties fo:font-size="10pt" style:font-size-asian="10pt" style:font-size-complex="10pt"/>
    </style:style>
    <style:style style:name="P56" style:family="paragraph" style:parent-style-name="Text_20_body" style:list-style-name="L28">
      <style:text-properties fo:font-size="10pt" style:font-size-asian="10pt" style:font-size-complex="10pt"/>
    </style:style>
    <style:style style:name="P57" style:family="paragraph" style:parent-style-name="Text_20_body" style:list-style-name="L30">
      <style:text-properties fo:font-size="10pt" style:font-size-asian="10pt" style:font-size-complex="10pt"/>
    </style:style>
    <style:style style:name="P58" style:family="paragraph" style:parent-style-name="Text_20_body" style:list-style-name="L31">
      <style:text-properties fo:font-size="10pt" style:font-size-asian="10pt" style:font-size-complex="10pt"/>
    </style:style>
    <style:style style:name="P59" style:family="paragraph" style:parent-style-name="Text_20_body" style:list-style-name="L32">
      <style:text-properties fo:font-size="10pt" style:font-size-asian="10pt" style:font-size-complex="10pt"/>
    </style:style>
    <style:style style:name="P60" style:family="paragraph" style:parent-style-name="Text_20_body" style:list-style-name="L33">
      <style:text-properties fo:font-size="10pt" style:font-size-asian="10pt" style:font-size-complex="10pt"/>
    </style:style>
    <style:style style:name="P61" style:family="paragraph" style:parent-style-name="Text_20_body" style:list-style-name="L34">
      <style:text-properties fo:font-size="10pt" style:font-size-asian="10pt" style:font-size-complex="10pt"/>
    </style:style>
    <style:style style:name="P62" style:family="paragraph" style:parent-style-name="Text_20_body" style:list-style-name="L35">
      <style:text-properties fo:font-size="10pt" style:font-size-asian="10pt" style:font-size-complex="10pt"/>
    </style:style>
    <style:style style:name="P63" style:family="paragraph" style:parent-style-name="Text_20_body" style:list-style-name="L36">
      <style:text-properties fo:font-size="10pt" style:font-size-asian="10pt" style:font-size-complex="10pt"/>
    </style:style>
    <style:style style:name="P64" style:family="paragraph" style:parent-style-name="Text_20_body" style:list-style-name="L38">
      <style:text-properties fo:font-size="10pt" style:font-size-asian="10pt" style:font-size-complex="10pt"/>
    </style:style>
    <style:style style:name="P6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6" style:family="paragraph" style:parent-style-name="Heading_20_2">
      <style:text-properties fo:font-size="10pt" style:font-size-asian="10pt" style:font-size-complex="10pt"/>
    </style:style>
    <style:style style:name="P67" style:family="paragraph" style:parent-style-name="Horizontal_20_Line">
      <style:text-properties fo:font-size="10pt" style:font-size-asian="10pt" style:font-size-complex="10pt"/>
    </style:style>
    <style:style style:name="P68" style:family="paragraph" style:parent-style-name="Heading_20_3">
      <style:text-properties fo:font-size="10pt" style:font-size-asian="10pt" style:font-size-complex="10pt"/>
    </style:style>
    <style:style style:name="P69" style:family="paragraph" style:parent-style-name="Quotations" style:list-style-name="L4">
      <style:text-properties fo:font-size="10pt" style:font-size-asian="10pt" style:font-size-complex="10pt"/>
    </style:style>
    <style:style style:name="P70" style:family="paragraph" style:parent-style-name="Preformatted_20_Text">
      <style:paragraph-properties style:writing-mode="lr-tb"/>
    </style:style>
    <style:style style:name="P71" style:family="paragraph" style:parent-style-name="Preformatted_20_Text" style:list-style-name="L4">
      <style:paragraph-properties style:writing-mode="lr-tb"/>
    </style:style>
    <style:style style:name="P72" style:family="paragraph" style:parent-style-name="Preformatted_20_Text" style:list-style-name="L12">
      <style:paragraph-properties style:writing-mode="lr-tb"/>
    </style:style>
    <style:style style:name="P73" style:family="paragraph" style:parent-style-name="Preformatted_20_Text" style:list-style-name="L26">
      <style:paragraph-properties style:writing-mode="lr-tb"/>
    </style:style>
    <style:style style:name="P74" style:family="paragraph" style:parent-style-name="Preformatted_20_Text" style:list-style-name="L27">
      <style:paragraph-properties style:writing-mode="lr-tb"/>
    </style:style>
    <style:style style:name="P75" style:family="paragraph" style:parent-style-name="Preformatted_20_Text" style:list-style-name="L28">
      <style:paragraph-properties style:writing-mode="lr-tb"/>
    </style:style>
    <style:style style:name="P76" style:family="paragraph" style:parent-style-name="Preformatted_20_Text" style:list-style-name="L30">
      <style:paragraph-properties style:writing-mode="lr-tb"/>
    </style:style>
    <style:style style:name="P77" style:family="paragraph" style:parent-style-name="Preformatted_20_Text">
      <style:paragraph-properties style:writing-mode="lr-tb"/>
      <style:text-properties fo:font-size="10pt" style:font-size-asian="10pt" style:font-size-complex="10pt"/>
    </style:style>
    <style:style style:name="P78" style:family="paragraph" style:parent-style-name="Preformatted_20_Text">
      <style:paragraph-properties fo:margin-top="0in" fo:margin-bottom="0.1965in" style:writing-mode="lr-tb"/>
    </style:style>
    <style:style style:name="P79" style:family="paragraph" style:parent-style-name="Preformatted_20_Text" style:list-style-name="L4">
      <style:paragraph-properties fo:margin-top="0in" fo:margin-bottom="0.1965in" style:writing-mode="lr-tb"/>
    </style:style>
    <style:style style:name="P80" style:family="paragraph" style:parent-style-name="Preformatted_20_Text" style:list-style-name="L12">
      <style:paragraph-properties fo:margin-top="0in" fo:margin-bottom="0.1965in" style:writing-mode="lr-tb"/>
    </style:style>
    <style:style style:name="P81" style:family="paragraph" style:parent-style-name="Preformatted_20_Text" style:list-style-name="L26">
      <style:paragraph-properties fo:margin-top="0in" fo:margin-bottom="0.1965in" style:writing-mode="lr-tb"/>
    </style:style>
    <style:style style:name="P82" style:family="paragraph" style:parent-style-name="Preformatted_20_Text" style:list-style-name="L27">
      <style:paragraph-properties fo:margin-top="0in" fo:margin-bottom="0.1965in" style:writing-mode="lr-tb"/>
    </style:style>
    <style:style style:name="P83" style:family="paragraph" style:parent-style-name="Preformatted_20_Text" style:list-style-name="L28">
      <style:paragraph-properties fo:margin-top="0in" fo:margin-bottom="0.1965in" style:writing-mode="lr-tb"/>
    </style:style>
    <style:style style:name="P84" style:family="paragraph" style:parent-style-name="Preformatted_20_Text" style:list-style-name="L30">
      <style:paragraph-properties fo:margin-top="0in" fo:margin-bottom="0.1965in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Magical Item Backstory Generator – Implementation &amp; Expansion Guide</text:p>
      <text:p text:style-name="P67"/>
      <text:h text:style-name="P66" text:outline-level="2">1. High-Level Overview</text:h>
      <text:p text:style-name="P39">This tool is a self-contained HTML+JS generator that produces a multi-paragraph magical item backstory suitable for D&amp;D 5e-style play. It:</text:p>
      <text:list xml:id="list4894950069982759677" text:style-name="L1">
        <text:list-item>
          <text:p text:style-name="P2"><text:span text:style-name="T1">Randomly chooses a </text:span><text:span text:style-name="Emphasis"><text:span text:style-name="T1">creator or commissioner</text:span></text:span><text:span text:style-name="T1"> with tags that describe their tone (good/evil/neutral themes like </text:span><text:span text:style-name="Source_20_Text"><text:span text:style-name="T1">duty</text:span></text:span><text:span text:style-name="T1">, </text:span><text:span text:style-name="Source_20_Text"><text:span text:style-name="T1">corruption</text:span></text:span><text:span text:style-name="T1">, </text:span><text:span text:style-name="Source_20_Text"><text:span text:style-name="T1">arcane</text:span></text:span><text:span text:style-name="T1">, etc.).</text:span></text:p>
        </text:list-item>
        <text:list-item>
          <text:p text:style-name="P2"><text:span text:style-name="T1">Infers the item’s </text:span><text:span text:style-name="Strong_20_Emphasis"><text:span text:style-name="T1">moral axis</text:span></text:span><text:span text:style-name="T1"> (good vs evil) and </text:span><text:span text:style-name="Strong_20_Emphasis"><text:span text:style-name="T1">state</text:span></text:span><text:span text:style-name="T1"> (aligned, corrupted, sanctified) based on the creator’s alignment and tag tones.</text:span></text:p>
        </text:list-item>
        <text:list-item>
          <text:p text:style-name="P40">Builds:</text:p>
          <text:list>
            <text:list-item>
              <text:p text:style-name="P2"><text:span text:style-name="T1">An </text:span><text:span text:style-name="Strong_20_Emphasis"><text:span text:style-name="T1">origin paragraph</text:span></text:span><text:span text:style-name="T1"> (who made/commissioned it and why).</text:span></text:p>
            </text:list-item>
            <text:list-item>
              <text:p text:style-name="P2"><text:span text:style-name="T1">A </text:span><text:span text:style-name="Strong_20_Emphasis"><text:span text:style-name="T1">history paragraph</text:span></text:span><text:span text:style-name="T1"> with hooks (weal/woe events, rumors, prophecy, etc.).</text:span></text:p>
            </text:list-item>
            <text:list-item>
              <text:p text:style-name="P2"><text:span text:style-name="T1">A </text:span><text:span text:style-name="Strong_20_Emphasis"><text:span text:style-name="T1">last known / rumored location</text:span></text:span><text:span text:style-name="T1">.</text:span></text:p>
            </text:list-item>
            <text:list-item>
              <text:p text:style-name="P2"><text:span text:style-name="T1">The </text:span><text:span text:style-name="Strong_20_Emphasis"><text:span text:style-name="T1">public reputation</text:span></text:span><text:span text:style-name="T1"> of the item.</text:span></text:p>
            </text:list-item>
            <text:list-item>
              <text:p text:style-name="P2"><text:span text:style-name="T1">An </text:span><text:span text:style-name="Strong_20_Emphasis"><text:span text:style-name="T1">NPC witness</text:span></text:span><text:span text:style-name="T1"> who knows about it.</text:span></text:p>
            </text:list-item>
            <text:list-item>
              <text:p text:style-name="P2"><text:span text:style-name="T1">A </text:span><text:span text:style-name="Strong_20_Emphasis"><text:span text:style-name="T1">counter-faction</text:span></text:span><text:span text:style-name="T1"> that wants it destroyed.</text:span></text:p>
            </text:list-item>
            <text:list-item>
              <text:p text:style-name="P2"><text:span text:style-name="T1">A </text:span><text:span text:style-name="Strong_20_Emphasis"><text:span text:style-name="T1">power state</text:span></text:span><text:span text:style-name="T1"> (dormant vs awakened).</text:span></text:p>
            </text:list-item>
          </text:list>
        </text:list-item>
        <text:list-item>
          <text:p text:style-name="P2"><text:span text:style-name="T1">Optionally stitches these into a multi-paragraph </text:span><text:span text:style-name="Strong_20_Emphasis"><text:span text:style-name="T1">lore block</text:span></text:span><text:span text:style-name="T1">.</text:span></text:p>
        </text:list-item>
      </text:list>
      <text:p text:style-name="Text_20_body"><text:span text:style-name="T1">All of this is driven by structured tables (</text:span><text:span text:style-name="Source_20_Text"><text:span text:style-name="T1">CREATORS_COMMISSIONERS</text:span></text:span><text:span text:style-name="T1">, </text:span><text:span text:style-name="Source_20_Text"><text:span text:style-name="T1">TAG_DEFINITIONS</text:span></text:span><text:span text:style-name="T1">, </text:span><text:span text:style-name="Source_20_Text"><text:span text:style-name="T1">HISTORY_*</text:span></text:span><text:span text:style-name="T1">, etc.) plus a small number of helper functions.</text:span></text:p>
      <text:p text:style-name="P67"/>
      <text:h text:style-name="P66" text:outline-level="2">2. Step-by-Step: How the Generator Runs</text:h>
      <text:h text:style-name="P68" text:outline-level="3">2.1 UI and state variables</text:h>
      <text:p text:style-name="P39">At the bottom of the HTML, the script wraps everything in an IIFE and wires two buttons:</text:p>
      <text:list xml:id="list2557324216633361211" text:style-name="L2">
        <text:list-item>
          <text:p text:style-name="P3"><text:span text:style-name="Source_20_Text"><text:span text:style-name="T1">#rollTraitsBtn</text:span></text:span><text:span text:style-name="T1"> → </text:span><text:span text:style-name="Source_20_Text"><text:span text:style-name="T1">rollTraits()</text:span></text:span></text:p>
        </text:list-item>
        <text:list-item>
          <text:p text:style-name="P3"><text:span text:style-name="Source_20_Text"><text:span text:style-name="T1">#generateLoreBtn</text:span></text:span><text:span text:style-name="T1"> → </text:span><text:span text:style-name="Source_20_Text"><text:span text:style-name="T1">generateLoreParagraph()</text:span></text:span><text:span text:style-name="T1"> </text:span></text:p>
          <text:p text:style-name="P41">item-backstory-generator</text:p>
        </text:list-item>
      </text:list>
      <text:p text:style-name="P39">The script maintains last-roll state in globals:</text:p>
      <text:list xml:id="list5020894281986967372" text:style-name="L3">
        <text:list-item>
          <text:p text:style-name="P4"><text:span text:style-name="Source_20_Text"><text:span text:style-name="T1">lastOrigin</text:span></text:span></text:p>
        </text:list-item>
        <text:list-item>
          <text:p text:style-name="P4"><text:span text:style-name="Source_20_Text"><text:span text:style-name="T1">lastHistory</text:span></text:span></text:p>
        </text:list-item>
        <text:list-item>
          <text:p text:style-name="P4"><text:span text:style-name="Source_20_Text"><text:span text:style-name="T1">lastLocation</text:span></text:span></text:p>
        </text:list-item>
        <text:list-item>
          <text:p text:style-name="P4"><text:span text:style-name="Source_20_Text"><text:span text:style-name="T1">lastWitness</text:span></text:span></text:p>
        </text:list-item>
        <text:list-item>
          <text:p text:style-name="P4"><text:span text:style-name="Source_20_Text"><text:span text:style-name="T1">lastReputation</text:span></text:span></text:p>
        </text:list-item>
        <text:list-item>
          <text:p text:style-name="P4"><text:span text:style-name="Source_20_Text"><text:span text:style-name="T1">lastDestroyer</text:span></text:span></text:p>
        </text:list-item>
        <text:list-item>
          <text:p text:style-name="P4"><text:span text:style-name="Source_20_Text"><text:span text:style-name="T1">lastPowerState</text:span></text:span><text:span text:style-name="T1"> </text:span></text:p>
          <text:p text:style-name="P42">item-backstory-generator</text:p>
        </text:list-item>
      </text:list>
      <text:p text:style-name="Text_20_body"><text:soft-page-break/><text:span text:style-name="T1">These are plain objects holding </text:span><text:span text:style-name="Source_20_Text"><text:span text:style-name="T1">.text</text:span></text:span><text:span text:style-name="T1"> plus additional fields (axes, hooks, categories, etc.).</text:span></text:p>
      <text:p text:style-name="P67"/>
      <text:h text:style-name="Heading_20_3" text:outline-level="3"><text:span text:style-name="T1">2.2 </text:span><text:span text:style-name="Source_20_Text"><text:span text:style-name="T1">rollTraits()</text:span></text:span><text:span text:style-name="T1"> – main generation pipeline</text:span></text:h>
      <text:p text:style-name="Text_20_body"><text:span text:style-name="T1">When the user clicks </text:span><text:span text:style-name="Strong_20_Emphasis"><text:span text:style-name="T1">Roll Traits</text:span></text:span><text:span text:style-name="T1">, the following pipeline runs:</text:span></text:p>
      <text:list xml:id="list5939691575735638871" text:style-name="L4">
        <text:list-item>
          <text:p text:style-name="P5"><text:span text:style-name="Strong_20_Emphasis"><text:span text:style-name="T1">Generate Creator &amp; Origin</text:span></text:span></text:p>
          <text:p text:style-name="P79"><text:span text:style-name="Source_20_Text"><text:span text:style-name="T1">lastOrigin = generateCreatorOrigin();</text:span></text:span></text:p>
          <text:p text:style-name="P5"><text:span text:style-name="T1">Internally, </text:span><text:span text:style-name="Source_20_Text"><text:span text:style-name="T1">generateCreatorOrigin()</text:span></text:span><text:span text:style-name="T1">:</text:span></text:p>
          <text:list>
            <text:list-item>
              <text:p text:style-name="P5"><text:span text:style-name="T1">Picks a random </text:span><text:span text:style-name="Strong_20_Emphasis"><text:span text:style-name="T1">origin axis</text:span></text:span><text:span text:style-name="T1">: </text:span><text:span text:style-name="Source_20_Text"><text:span text:style-name="T1">"good"</text:span></text:span><text:span text:style-name="T1"> or </text:span><text:span text:style-name="Source_20_Text"><text:span text:style-name="T1">"evil"</text:span></text:span><text:span text:style-name="T1"> (via </text:span><text:span text:style-name="Source_20_Text"><text:span text:style-name="T1">pickRandomOriginAxis()</text:span></text:span><text:span text:style-name="T1"> and </text:span><text:span text:style-name="Source_20_Text"><text:span text:style-name="T1">ALIGNMENT_AXES</text:span></text:span><text:span text:style-name="T1">). </text:span></text:p>
              <text:p text:style-name="P43">item-backstory-generator</text:p>
            </text:list-item>
            <text:list-item>
              <text:p text:style-name="P5"><text:span text:style-name="T1">Picks a </text:span><text:span text:style-name="Strong_20_Emphasis"><text:span text:style-name="T1">creator or commissioner</text:span></text:span><text:span text:style-name="T1"> from </text:span><text:span text:style-name="Source_20_Text"><text:span text:style-name="T1">CREATORS_COMMISSIONERS[originAxis]</text:span></text:span><text:span text:style-name="T1">.</text:span></text:p>
            </text:list-item>
            <text:list-item>
              <text:p text:style-name="P5"><text:span text:style-name="T1">Uses </text:span><text:span text:style-name="Source_20_Text"><text:span text:style-name="T1">TAG_DEFINITIONS</text:span></text:span><text:span text:style-name="T1"> + </text:span><text:span text:style-name="Source_20_Text"><text:span text:style-name="T1">inferDominantTagTone()</text:span></text:span><text:span text:style-name="T1"> to determine the </text:span><text:span text:style-name="Strong_20_Emphasis"><text:span text:style-name="T1">dominant tag tone</text:span></text:span><text:span text:style-name="T1"> (good/evil/neutral).</text:span></text:p>
            </text:list-item>
            <text:list-item>
              <text:p text:style-name="P5"><text:span text:style-name="T1">Uses </text:span><text:span text:style-name="Source_20_Text"><text:span text:style-name="T1">determineItemAlignment(originAxis, tags)</text:span></text:span><text:span text:style-name="T1"> to decide:</text:span></text:p>
              <text:list>
                <text:list-item>
                  <text:p text:style-name="P5"><text:span text:style-name="Source_20_Text"><text:span text:style-name="T1">itemAxis</text:span></text:span><text:span text:style-name="T1"> = </text:span><text:span text:style-name="Source_20_Text"><text:span text:style-name="T1">"good"</text:span></text:span><text:span text:style-name="T1"> or </text:span><text:span text:style-name="Source_20_Text"><text:span text:style-name="T1">"evil"</text:span></text:span><text:span text:style-name="T1"> (the item’s moral alignment).</text:span></text:p>
                </text:list-item>
                <text:list-item>
                  <text:p text:style-name="P5"><text:span text:style-name="Source_20_Text"><text:span text:style-name="T1">itemState</text:span></text:span><text:span text:style-name="T1"> = </text:span><text:span text:style-name="Source_20_Text"><text:span text:style-name="T1">"aligned"</text:span></text:span><text:span text:style-name="T1">, </text:span><text:span text:style-name="Source_20_Text"><text:span text:style-name="T1">"corrupted"</text:span></text:span><text:span text:style-name="T1">, or </text:span><text:span text:style-name="Source_20_Text"><text:span text:style-name="T1">"sanctified"</text:span></text:span><text:span text:style-name="T1">.</text:span></text:p>
                </text:list-item>
              </text:list>
            </text:list-item>
            <text:list-item>
              <text:p text:style-name="P5"><text:span text:style-name="T1">Builds an </text:span><text:span text:style-name="Strong_20_Emphasis"><text:span text:style-name="T1">origin paragraph</text:span></text:span><text:span text:style-name="T1"> via </text:span><text:span text:style-name="Source_20_Text"><text:span text:style-name="T1">buildCreatorSentences()</text:span></text:span><text:span text:style-name="T1">:</text:span></text:p>
              <text:list>
                <text:list-item>
                  <text:p text:style-name="P5"><text:span text:style-name="T1">Sentence 1: who made/commissioned it and why (using </text:span><text:span text:style-name="Source_20_Text"><text:span text:style-name="T1">TAG_MOTIVATIONS</text:span></text:span><text:span text:style-name="T1"> to pick a purpose clause).</text:span></text:p>
                </text:list-item>
                <text:list-item>
                  <text:p text:style-name="P5"><text:span text:style-name="T1">Sentence 2: a follow-up sentence determined by </text:span><text:span text:style-name="Source_20_Text"><text:span text:style-name="T1">itemState</text:span></text:span><text:span text:style-name="T1"> and creator </text:span><text:span text:style-name="Source_20_Text"><text:span text:style-name="T1">size</text:span></text:span><text:span text:style-name="T1"> (single vs group), using </text:span><text:span text:style-name="Source_20_Text"><text:span text:style-name="T1">STATE_SENTENCE2</text:span></text:span><text:span text:style-name="T1">.</text:span></text:p>
                </text:list-item>
              </text:list>
            </text:list-item>
          </text:list>
          <text:p text:style-name="P5"><text:span text:style-name="Source_20_Text"><text:span text:style-name="T1">lastOrigin</text:span></text:span><text:span text:style-name="T1"> includes at least:</text:span></text:p>
          <text:list text:continue-numbering="true">
            <text:list-item>
              <text:p text:style-name="P5"><text:span text:style-name="Source_20_Text"><text:span text:style-name="T1">text</text:span></text:span><text:span text:style-name="T1"> – full origin paragraph.</text:span></text:p>
            </text:list-item>
            <text:list-item>
              <text:p text:style-name="P5"><text:span text:style-name="Source_20_Text"><text:span text:style-name="T1">creator</text:span></text:span><text:span text:style-name="T1"> – original creator record.</text:span></text:p>
            </text:list-item>
            <text:list-item>
              <text:p text:style-name="P5"><text:span text:style-name="Source_20_Text"><text:span text:style-name="T1">originAxis</text:span></text:span><text:span text:style-name="T1"> – </text:span><text:span text:style-name="Source_20_Text"><text:span text:style-name="T1">"good"</text:span></text:span><text:span text:style-name="T1"> or </text:span><text:span text:style-name="Source_20_Text"><text:span text:style-name="T1">"evil"</text:span></text:span><text:span text:style-name="T1">.</text:span></text:p>
            </text:list-item>
            <text:list-item>
              <text:p text:style-name="P5"><text:span text:style-name="Source_20_Text"><text:span text:style-name="T1">itemAxis</text:span></text:span><text:span text:style-name="T1"> – </text:span><text:span text:style-name="Source_20_Text"><text:span text:style-name="T1">"good"</text:span></text:span><text:span text:style-name="T1"> or </text:span><text:span text:style-name="Source_20_Text"><text:span text:style-name="T1">"evil"</text:span></text:span><text:span text:style-name="T1">.</text:span></text:p>
            </text:list-item>
            <text:list-item>
              <text:p text:style-name="P5"><text:span text:style-name="Source_20_Text"><text:span text:style-name="T1">itemState</text:span></text:span><text:span text:style-name="T1"> – </text:span><text:span text:style-name="Source_20_Text"><text:span text:style-name="T1">"aligned" | "corrupted" | "sanctified"</text:span></text:span><text:span text:style-name="T1">.</text:span></text:p>
            </text:list-item>
            <text:list-item>
              <text:p text:style-name="P43">Tag tone–related metadata (e.g., dominant tone) as needed.</text:p>
            </text:list-item>
          </text:list>
        </text:list-item>
        <text:list-item>
          <text:p text:style-name="P5"><text:span text:style-name="Strong_20_Emphasis"><text:span text:style-name="T1">Generate History &amp; Hooks</text:span></text:span></text:p>
          <text:p text:style-name="P79"><text:span text:style-name="Source_20_Text"><text:span text:style-name="T1">lastHistory = generateItemHistory(lastOrigin);</text:span></text:span></text:p>
          <text:list>
            <text:list-item>
              <text:p text:style-name="P5"><text:span text:style-name="T1">Chooses a </text:span><text:span text:style-name="Strong_20_Emphasis"><text:span text:style-name="T1">history pattern</text:span></text:span><text:span text:style-name="T1"> based on </text:span><text:span text:style-name="Source_20_Text"><text:span text:style-name="T1">originAxis</text:span></text:span><text:span text:style-name="T1">, </text:span><text:span text:style-name="Source_20_Text"><text:span text:style-name="T1">itemAxis</text:span></text:span><text:span text:style-name="T1">, and </text:span><text:span text:style-name="Source_20_Text"><text:span text:style-name="T1">itemState</text:span></text:span><text:span text:style-name="T1">.</text:span></text:p>
            </text:list-item>
            <text:list-item>
              <text:p text:style-name="P5"><text:span text:style-name="T1">Assembles a history paragraph from appropriate </text:span><text:span text:style-name="Source_20_Text"><text:span text:style-name="T1">HISTORY_...</text:span></text:span><text:span text:style-name="T1"> tables.</text:span></text:p>
            </text:list-item>
            <text:list-item>
              <text:p text:style-name="P5"><text:span text:style-name="T1">Sets </text:span><text:span text:style-name="Strong_20_Emphasis"><text:span text:style-name="T1">boolean hooks</text:span></text:span><text:span text:style-name="T1"> on </text:span><text:span text:style-name="Source_20_Text"><text:span text:style-name="T1">lastHistory.hooks</text:span></text:span><text:span text:style-name="T1">, e.g.:</text:span></text:p>
              <text:list>
                <text:list-item>
                  <text:p text:style-name="P5"><text:span text:style-name="Source_20_Text"><text:span text:style-name="T1">eventOfWeal</text:span></text:span><text:span text:style-name="T1"> / </text:span><text:span text:style-name="Source_20_Text"><text:span text:style-name="T1">eventOfWoe</text:span></text:span></text:p>
                </text:list-item>
                <text:list-item>
                  <text:p text:style-name="P5"><text:span text:style-name="Source_20_Text"><text:span text:style-name="T1">hasRumors</text:span></text:span><text:span text:style-name="T1">, </text:span><text:span text:style-name="Source_20_Text"><text:span text:style-name="T1">hasProphecy</text:span></text:span></text:p>
                </text:list-item>
                <text:list-item>
                  <text:p text:style-name="P5"><text:span text:style-name="Source_20_Text"><text:span text:style-name="T1">thoughtLostOrDestroyed</text:span></text:span></text:p>
                </text:list-item>
                <text:list-item>
                  <text:p text:style-name="P5"><text:span text:style-name="Source_20_Text"><text:span text:style-name="T1">activelySoughtByNotorious</text:span></text:span></text:p>
                </text:list-item>
                <text:list-item>
                  <text:p text:style-name="P5"><text:span text:style-name="Source_20_Text"><text:span text:style-name="T1">linkedToNotoriousIndividual</text:span></text:span><text:span text:style-name="T1">, </text:span><text:span text:style-name="Source_20_Text"><text:span text:style-name="T1">linkedToNotoriousGroup</text:span></text:span></text:p>
                </text:list-item>
              </text:list>
            </text:list-item>
          </text:list>
        </text:list-item>
        <text:list-item>
          <text:p text:style-name="P5"><text:soft-page-break/><text:span text:style-name="Strong_20_Emphasis"><text:span text:style-name="T1">Generate Last Known / Rumored Location</text:span></text:span></text:p>
          <text:p text:style-name="P79"><text:span text:style-name="Source_20_Text"><text:span text:style-name="T1">lastLocation = generateItemLocation(lastOrigin, lastHistory);</text:span></text:span></text:p>
          <text:list>
            <text:list-item>
              <text:p text:style-name="P5"><text:span text:style-name="T1">Uses </text:span><text:span text:style-name="Source_20_Text"><text:span text:style-name="T1">originData.itemAxis</text:span></text:span><text:span text:style-name="T1"> and relevant hooks to select from </text:span><text:span text:style-name="Source_20_Text"><text:span text:style-name="T1">BASE_LOCATIONS</text:span></text:span><text:span text:style-name="T1">:</text:span></text:p>
              <text:list>
                <text:list-item>
                  <text:p text:style-name="P5"><text:span text:style-name="Source_20_Text"><text:span text:style-name="T1">goodAligned</text:span></text:span><text:span text:style-name="T1">, </text:span><text:span text:style-name="Source_20_Text"><text:span text:style-name="T1">evilAligned</text:span></text:span><text:span text:style-name="T1">, or more nuanced sets for corrupted/sanctified.</text:span></text:p>
                </text:list-item>
              </text:list>
            </text:list-item>
            <text:list-item>
              <text:p text:style-name="P43">Each entry has:</text:p>
              <text:list>
                <text:list-item>
                  <text:p text:style-name="P5"><text:span text:style-name="Source_20_Text"><text:span text:style-name="T1">id</text:span></text:span><text:span text:style-name="T1"> – unique key.</text:span></text:p>
                </text:list-item>
                <text:list-item>
                  <text:p text:style-name="P5"><text:span text:style-name="Source_20_Text"><text:span text:style-name="T1">category</text:span></text:span><text:span text:style-name="T1"> – e.g. </text:span><text:span text:style-name="Source_20_Text"><text:span text:style-name="T1">"sacred"</text:span></text:span><text:span text:style-name="T1">, </text:span><text:span text:style-name="Source_20_Text"><text:span text:style-name="T1">"ruin"</text:span></text:span><text:span text:style-name="T1">, </text:span><text:span text:style-name="Source_20_Text"><text:span text:style-name="T1">"urban"</text:span></text:span><text:span text:style-name="T1">, </text:span><text:span text:style-name="Source_20_Text"><text:span text:style-name="T1">"wild"</text:span></text:span><text:span text:style-name="T1">, </text:span><text:span text:style-name="Source_20_Text"><text:span text:style-name="T1">"hermitage"</text:span></text:span><text:span text:style-name="T1">, etc.</text:span></text:p>
                </text:list-item>
                <text:list-item>
                  <text:p text:style-name="P5"><text:span text:style-name="Source_20_Text"><text:span text:style-name="T1">templates</text:span></text:span><text:span text:style-name="T1"> – 1+ sentences to describe the location. </text:span></text:p>
                  <text:p text:style-name="P43">item-backstory-generator</text:p>
                </text:list-item>
              </text:list>
            </text:list-item>
            <text:list-item>
              <text:p text:style-name="P5"><text:span text:style-name="T1">Adds a </text:span><text:span text:style-name="Strong_20_Emphasis"><text:span text:style-name="T1">secrecy classification</text:span></text:span><text:span text:style-name="T1"> (</text:span><text:span text:style-name="Source_20_Text"><text:span text:style-name="T1">"obscure" | "rumored" | "well_known"</text:span></text:span><text:span text:style-name="T1">) used later by power state and reputation logic.</text:span></text:p>
            </text:list-item>
            <text:list-item>
              <text:p text:style-name="P5"><text:span text:style-name="T1">Returns </text:span><text:span text:style-name="Source_20_Text"><text:span text:style-name="T1">lastLocation</text:span></text:span><text:span text:style-name="T1"> with </text:span><text:span text:style-name="Source_20_Text"><text:span text:style-name="T1">text</text:span></text:span><text:span text:style-name="T1"> + </text:span><text:span text:style-name="Source_20_Text"><text:span text:style-name="T1">category</text:span></text:span><text:span text:style-name="T1"> + </text:span><text:span text:style-name="Source_20_Text"><text:span text:style-name="T1">secrecy</text:span></text:span><text:span text:style-name="T1">.</text:span></text:p>
            </text:list-item>
          </text:list>
        </text:list-item>
        <text:list-item>
          <text:p text:style-name="P5"><text:span text:style-name="Strong_20_Emphasis"><text:span text:style-name="T1">Generate NPC Witness</text:span></text:span></text:p>
          <text:p text:style-name="P79"><text:span text:style-name="Source_20_Text"><text:span text:style-name="T1">lastWitness = generateItemWitness(lastOrigin, lastHistory, lastLocation);</text:span></text:span></text:p>
          <text:list>
            <text:list-item>
              <text:p text:style-name="P43">If no creator, returns a generic “no known witness” object.</text:p>
            </text:list-item>
            <text:list-item>
              <text:p text:style-name="P43">Otherwise:</text:p>
              <text:list>
                <text:list-item>
                  <text:p text:style-name="P5"><text:span text:style-name="T1">Uses </text:span><text:span text:style-name="Source_20_Text"><text:span text:style-name="T1">pickWitnessBase(originAxis, itemState, hooks)</text:span></text:span><text:span text:style-name="T1"> to find an NPC archetype (e.g., archivist, cultist, retired knight) from </text:span><text:span text:style-name="Source_20_Text"><text:span text:style-name="T1">WITNESS_BASES</text:span></text:span><text:span text:style-name="T1">.</text:span></text:p>
                </text:list-item>
                <text:list-item>
                  <text:p text:style-name="P5"><text:span text:style-name="T1">Uses </text:span><text:span text:style-name="Source_20_Text"><text:span text:style-name="T1">buildWitnessLocationTail(category, hooks)</text:span></text:span><text:span text:style-name="T1"> to append a location-flavored tail from </text:span><text:span text:style-name="Source_20_Text"><text:span text:style-name="T1">WITNESS_LOCATION_TAILS[category || default]</text:span></text:span><text:span text:style-name="T1">. </text:span></text:p>
                  <text:p text:style-name="P43">item-backstory-generator</text:p>
                </text:list-item>
              </text:list>
            </text:list-item>
            <text:list-item>
              <text:p text:style-name="P5"><text:span text:style-name="T1">Returns </text:span><text:span text:style-name="Source_20_Text"><text:span text:style-name="T1">text</text:span></text:span><text:span text:style-name="T1">, plus metadata (</text:span><text:span text:style-name="Source_20_Text"><text:span text:style-name="T1">role</text:span></text:span><text:span text:style-name="T1">, </text:span><text:span text:style-name="Source_20_Text"><text:span text:style-name="T1">alignment</text:span></text:span><text:span text:style-name="T1">, </text:span><text:span text:style-name="Source_20_Text"><text:span text:style-name="T1">id</text:span></text:span><text:span text:style-name="T1">).</text:span></text:p>
            </text:list-item>
          </text:list>
        </text:list-item>
        <text:list-item>
          <text:p text:style-name="P5"><text:span text:style-name="Strong_20_Emphasis"><text:span text:style-name="T1">Generate Public Reputation</text:span></text:span></text:p>
          <text:p text:style-name="P79"><text:span text:style-name="Source_20_Text"><text:span text:style-name="T1">lastReputation = generateItemReputation(lastOrigin, lastHistory);</text:span></text:span></text:p>
          <text:list>
            <text:list-item>
              <text:p text:style-name="P43">Examines:</text:p>
              <text:list>
                <text:list-item>
                  <text:p text:style-name="P5"><text:span text:style-name="Source_20_Text"><text:span text:style-name="T1">originAxis</text:span></text:span><text:span text:style-name="T1">, </text:span><text:span text:style-name="Source_20_Text"><text:span text:style-name="T1">itemAxis</text:span></text:span><text:span text:style-name="T1">, </text:span><text:span text:style-name="Source_20_Text"><text:span text:style-name="T1">itemState</text:span></text:span><text:span text:style-name="T1">.</text:span></text:p>
                </text:list-item>
                <text:list-item>
                  <text:p text:style-name="P5"><text:span text:style-name="T1">History hooks like </text:span><text:span text:style-name="Source_20_Text"><text:span text:style-name="T1">hasRumors</text:span></text:span><text:span text:style-name="T1">, </text:span><text:span text:style-name="Source_20_Text"><text:span text:style-name="T1">hasProphecy</text:span></text:span><text:span text:style-name="T1">, </text:span><text:span text:style-name="Source_20_Text"><text:span text:style-name="T1">eventOfWeal</text:span></text:span><text:span text:style-name="T1">/</text:span><text:span text:style-name="Source_20_Text"><text:span text:style-name="T1">eventOfWoe</text:span></text:span><text:span text:style-name="T1">.</text:span></text:p>
                </text:list-item>
              </text:list>
            </text:list-item>
            <text:list-item>
              <text:p text:style-name="P5"><text:span text:style-name="T1">Selects a reputation template from </text:span><text:span text:style-name="Source_20_Text"><text:span text:style-name="T1">REPUTATION_SENTENCES</text:span></text:span><text:span text:style-name="T1">, which is keyed by:</text:span></text:p>
              <text:list>
                <text:list-item>
                  <text:p text:style-name="P43">alignment (good/evil),</text:p>
                </text:list-item>
                <text:list-item>
                  <text:p text:style-name="P43">state (aligned/corrupted/sanctified),</text:p>
                </text:list-item>
                <text:list-item>
                  <text:p text:style-name="P43">and/or hooks.</text:p>
                </text:list-item>
              </text:list>
            </text:list-item>
            <text:list-item>
              <text:p text:style-name="P5"><text:span text:style-name="T1">Sets </text:span><text:span text:style-name="Source_20_Text"><text:span text:style-name="T1">prominence</text:span></text:span><text:span text:style-name="T1"> to </text:span><text:span text:style-name="Source_20_Text"><text:span text:style-name="T1">"prominent"</text:span></text:span><text:span text:style-name="T1"> or </text:span><text:span text:style-name="Source_20_Text"><text:span text:style-name="T1">"obscure"</text:span></text:span><text:span text:style-name="T1"> based on hooks and story weight, for use by the power-state scoring. </text:span></text:p>
              <text:p text:style-name="P43">magical_item_generator_master_d…</text:p>
            </text:list-item>
          </text:list>
        </text:list-item>
        <text:list-item>
          <text:p text:style-name="P5"><text:span text:style-name="Strong_20_Emphasis"><text:span text:style-name="T1">Generate Destruction Faction</text:span></text:span></text:p>
          <text:p text:style-name="P71"><text:span text:style-name="Source_20_Text"><text:span text:style-name="T1">lastDestroyer = generateDestructionFaction(</text:span></text:span></text:p>
          <text:p text:style-name="P71"><text:span text:style-name="Source_20_Text"><text:span text:style-name="T1"><text:s text:c="2"/>lastOrigin,</text:span></text:span></text:p>
          <text:p text:style-name="P71"><text:span text:style-name="Source_20_Text"><text:span text:style-name="T1"><text:s text:c="2"/>lastHistory,</text:span></text:span></text:p>
          <text:p text:style-name="P71"><text:span text:style-name="Source_20_Text"><text:span text:style-name="T1"><text:s text:c="2"/>lastLocation,</text:span></text:span></text:p>
          <text:p text:style-name="P71"><text:soft-page-break/><text:span text:style-name="Source_20_Text"><text:span text:style-name="T1"><text:s text:c="2"/>lastReputation</text:span></text:span></text:p>
          <text:p text:style-name="P79"><text:span text:style-name="Source_20_Text"><text:span text:style-name="T1">);</text:span></text:span></text:p>
          <text:list>
            <text:list-item>
              <text:p text:style-name="P43">Uses:</text:p>
              <text:list>
                <text:list-item>
                  <text:p text:style-name="P5"><text:span text:style-name="Source_20_Text"><text:span text:style-name="T1">itemAxis</text:span></text:span><text:span text:style-name="T1"> + </text:span><text:span text:style-name="Source_20_Text"><text:span text:style-name="T1">itemState</text:span></text:span><text:span text:style-name="T1"> (who would </text:span><text:span text:style-name="Emphasis"><text:span text:style-name="T1">hate</text:span></text:span><text:span text:style-name="T1"> this thing?).</text:span></text:p>
                </text:list-item>
                <text:list-item>
                  <text:p text:style-name="P5"><text:span text:style-name="T1">history hooks (e.g., </text:span><text:span text:style-name="Source_20_Text"><text:span text:style-name="T1">linkedToNotoriousGroup</text:span></text:span><text:span text:style-name="T1">, </text:span><text:span text:style-name="Source_20_Text"><text:span text:style-name="T1">eventOfWoe</text:span></text:span><text:span text:style-name="T1">, </text:span><text:span text:style-name="Source_20_Text"><text:span text:style-name="T1">hasProphecy</text:span></text:span><text:span text:style-name="T1">).</text:span></text:p>
                </text:list-item>
                <text:list-item>
                  <text:p text:style-name="P43">location category / secrecy.</text:p>
                </text:list-item>
                <text:list-item>
                  <text:p text:style-name="P43">possibly reputation prominence.</text:p>
                </text:list-item>
              </text:list>
            </text:list-item>
            <text:list-item>
              <text:p text:style-name="P5"><text:span text:style-name="T1">Chooses from </text:span><text:span text:style-name="Source_20_Text"><text:span text:style-name="T1">DESTROY_FACTIONS</text:span></text:span><text:span text:style-name="T1">, which define NPC groups or organizations that want the item destroyed and sentence templates for them.</text:span></text:p>
            </text:list-item>
          </text:list>
        </text:list-item>
        <text:list-item>
          <text:p text:style-name="P5"><text:span text:style-name="Strong_20_Emphasis"><text:span text:style-name="T1">Generate Power State (Dormant vs Awakened)</text:span></text:span></text:p>
          <text:p text:style-name="P71"><text:span text:style-name="Source_20_Text"><text:span text:style-name="T1">lastPowerState = generatePowerState(</text:span></text:span></text:p>
          <text:p text:style-name="P71"><text:span text:style-name="Source_20_Text"><text:span text:style-name="T1"><text:s text:c="2"/>lastOrigin,</text:span></text:span></text:p>
          <text:p text:style-name="P71"><text:span text:style-name="Source_20_Text"><text:span text:style-name="T1"><text:s text:c="2"/>lastHistory,</text:span></text:span></text:p>
          <text:p text:style-name="P71"><text:span text:style-name="Source_20_Text"><text:span text:style-name="T1"><text:s text:c="2"/>lastLocation,</text:span></text:span></text:p>
          <text:p text:style-name="P71"><text:span text:style-name="Source_20_Text"><text:span text:style-name="T1"><text:s text:c="2"/>lastReputation</text:span></text:span></text:p>
          <text:p text:style-name="P79"><text:span text:style-name="Source_20_Text"><text:span text:style-name="T1">);</text:span></text:span></text:p>
          <text:list>
            <text:list-item>
              <text:p text:style-name="P5"><text:span text:style-name="T1">Starts with an </text:span><text:span text:style-name="Strong_20_Emphasis"><text:span text:style-name="T1">activity score</text:span></text:span><text:span text:style-name="T1"> of 0. </text:span></text:p>
              <text:p text:style-name="P43">item-backstory-generator</text:p>
            </text:list-item>
            <text:list-item>
              <text:p text:style-name="P43">Adds or subtracts based on:</text:p>
              <text:list>
                <text:list-item>
                  <text:p text:style-name="P5"><text:span text:style-name="Source_20_Text"><text:span text:style-name="T1">eventOfWeal</text:span></text:span><text:span text:style-name="T1"> (+2), </text:span><text:span text:style-name="Source_20_Text"><text:span text:style-name="T1">eventOfWoe</text:span></text:span><text:span text:style-name="T1"> (+2).</text:span></text:p>
                </text:list-item>
                <text:list-item>
                  <text:p text:style-name="P5"><text:span text:style-name="Source_20_Text"><text:span text:style-name="T1">activelySoughtByNotorious</text:span></text:span><text:span text:style-name="T1"> (+2).</text:span></text:p>
                </text:list-item>
                <text:list-item>
                  <text:p text:style-name="P5"><text:span text:style-name="Source_20_Text"><text:span text:style-name="T1">hasRumors</text:span></text:span><text:span text:style-name="T1"> (+1), </text:span><text:span text:style-name="Source_20_Text"><text:span text:style-name="T1">hasProphecy</text:span></text:span><text:span text:style-name="T1"> (+1).</text:span></text:p>
                </text:list-item>
                <text:list-item>
                  <text:p text:style-name="P5"><text:span text:style-name="Source_20_Text"><text:span text:style-name="T1">thoughtLostOrDestroyed</text:span></text:span><text:span text:style-name="T1"> (−2).</text:span></text:p>
                </text:list-item>
                <text:list-item>
                  <text:p text:style-name="P43">Location secrecy:</text:p>
                  <text:list>
                    <text:list-item>
                      <text:p text:style-name="P5"><text:span text:style-name="Source_20_Text"><text:span text:style-name="T1">"obscure"</text:span></text:span><text:span text:style-name="T1"> (−1)</text:span></text:p>
                    </text:list-item>
                    <text:list-item>
                      <text:p text:style-name="P5"><text:span text:style-name="Source_20_Text"><text:span text:style-name="T1">"well_known"</text:span></text:span><text:span text:style-name="T1"> (+1)</text:span></text:p>
                    </text:list-item>
                  </text:list>
                </text:list-item>
                <text:list-item>
                  <text:p text:style-name="P43">Reputation prominence:</text:p>
                  <text:list>
                    <text:list-item>
                      <text:p text:style-name="P5"><text:span text:style-name="Source_20_Text"><text:span text:style-name="T1">"prominent"</text:span></text:span><text:span text:style-name="T1"> (+1)</text:span></text:p>
                    </text:list-item>
                  </text:list>
                </text:list-item>
                <text:list-item>
                  <text:p text:style-name="P43">Plus a tiny random wobble (0 or +1).</text:p>
                </text:list-item>
              </text:list>
            </text:list-item>
            <text:list-item>
              <text:p text:style-name="P5"><text:span text:style-name="T1">If </text:span><text:span text:style-name="Source_20_Text"><text:span text:style-name="T1">score &gt;= 2</text:span></text:span><text:span text:style-name="T1"> → </text:span><text:span text:style-name="Source_20_Text"><text:span text:style-name="T1">powerStage = "awakened"</text:span></text:span><text:span text:style-name="T1">, else </text:span><text:span text:style-name="Source_20_Text"><text:span text:style-name="T1">"dormant"</text:span></text:span><text:span text:style-name="T1">.</text:span></text:p>
            </text:list-item>
            <text:list-item>
              <text:p text:style-name="P5"><text:span text:style-name="T1">Uses </text:span><text:span text:style-name="Source_20_Text"><text:span text:style-name="T1">POWER_STATE_SENTENCES</text:span></text:span><text:span text:style-name="T1"> keyed by </text:span><text:span text:style-name="Source_20_Text"><text:span text:style-name="T1">itemAxis</text:span></text:span><text:span text:style-name="T1"> (good/evil/neutralFallback) + </text:span><text:span text:style-name="Source_20_Text"><text:span text:style-name="T1">powerStage</text:span></text:span><text:span text:style-name="T1"> to produce text.</text:span></text:p>
            </text:list-item>
          </text:list>
        </text:list-item>
        <text:list-item>
          <text:p text:style-name="P5"><text:span text:style-name="Strong_20_Emphasis"><text:span text:style-name="T1">Write Results to the UI</text:span></text:span></text:p>
          <text:p text:style-name="P71"><text:span text:style-name="Source_20_Text"><text:span text:style-name="T1">originEl.textContent <text:s text:c="5"/>= lastOrigin.text <text:s text:c="2"/>|| "";</text:span></text:span></text:p>
          <text:p text:style-name="P71"><text:span text:style-name="Source_20_Text"><text:span text:style-name="T1">historyEl.textContent <text:s text:c="4"/>= lastHistory.text <text:s/>|| "";</text:span></text:span></text:p>
          <text:p text:style-name="P71"><text:span text:style-name="Source_20_Text"><text:span text:style-name="T1">locationEl.textContent <text:s text:c="3"/>= lastLocation.text || "";</text:span></text:span></text:p>
          <text:p text:style-name="P71"><text:span text:style-name="Source_20_Text"><text:span text:style-name="T1">witnessEl.textContent <text:s text:c="4"/>= lastWitness.text <text:s/>|| "";</text:span></text:span></text:p>
          <text:p text:style-name="P71"><text:span text:style-name="Source_20_Text"><text:span text:style-name="T1">reputationEl.textContent <text:s/>= lastReputation &amp;&amp; lastReputation.text <text:s/>? lastReputation.text <text:s/>: "";</text:span></text:span></text:p>
          <text:p text:style-name="P71"><text:span text:style-name="Source_20_Text"><text:span text:style-name="T1">destroyerEl.textContent <text:s text:c="2"/>= lastDestroyer &amp;&amp; lastDestroyer.text <text:s text:c="3"/>? lastDestroyer.text <text:s text:c="2"/>: "";</text:span></text:span></text:p>
          <text:p text:style-name="P79"><text:span text:style-name="Source_20_Text"><text:span text:style-name="T1">powerEl.textContent <text:s text:c="6"/>= lastPowerState &amp;&amp; lastPowerState.text <text:s/>? lastPowerState.text <text:s/>: "";</text:span></text:span></text:p>
          <text:p text:style-name="P5"><text:soft-page-break/><text:span text:style-name="T1">The </text:span><text:span text:style-name="Strong_20_Emphasis"><text:span text:style-name="T1">meta</text:span></text:span><text:span text:style-name="T1"> line shows:</text:span></text:p>
          <text:p text:style-name="P69">Tone: &lt;originAxis&gt;-aligned origin, item is &lt;itemAxis&gt;-aligned (&lt;itemState&gt;).</text:p>
          <text:p text:style-name="P5"><text:span text:style-name="T1">…but only if there </text:span><text:span text:style-name="Emphasis"><text:span text:style-name="T1">is</text:span></text:span><text:span text:style-name="T1"> a creator (</text:span><text:span text:style-name="Source_20_Text"><text:span text:style-name="T1">lastOrigin.creator</text:span></text:span><text:span text:style-name="T1"> truthy). </text:span></text:p>
          <text:p text:style-name="P43">item-backstory-generator</text:p>
        </text:list-item>
      </text:list>
      <text:p text:style-name="P67"/>
      <text:h text:style-name="Heading_20_3" text:outline-level="3"><text:span text:style-name="T1">2.3 </text:span><text:span text:style-name="Source_20_Text"><text:span text:style-name="T1">generateLoreParagraph()</text:span></text:span><text:span text:style-name="T1"> – stitched narrative</text:span></text:h>
      <text:p text:style-name="Text_20_body"><text:span text:style-name="T1">When the user clicks </text:span><text:span text:style-name="Strong_20_Emphasis"><text:span text:style-name="T1">Generate Lore Paragraph</text:span></text:span><text:span text:style-name="T1">: </text:span></text:p>
      <text:p text:style-name="P39">item-backstory-generator</text:p>
      <text:list xml:id="list6915056392772906601" text:style-name="L5">
        <text:list-item>
          <text:p text:style-name="P6"><text:span text:style-name="T1">If no roll has happened yet, it calls </text:span><text:span text:style-name="Source_20_Text"><text:span text:style-name="T1">rollTraits()</text:span></text:span><text:span text:style-name="T1">.</text:span></text:p>
        </text:list-item>
        <text:list-item>
          <text:p text:style-name="P6"><text:span text:style-name="T1">Clears </text:span><text:span text:style-name="Source_20_Text"><text:span text:style-name="T1">#loreOutput</text:span></text:span><text:span text:style-name="T1">.</text:span></text:p>
        </text:list-item>
        <text:list-item>
          <text:p text:style-name="P6"><text:span text:style-name="T1">Collects non-empty </text:span><text:span text:style-name="Source_20_Text"><text:span text:style-name="T1">.text</text:span></text:span><text:span text:style-name="T1"> fields in this order:</text:span></text:p>
          <text:list>
            <text:list-item>
              <text:p text:style-name="P6"><text:span text:style-name="Source_20_Text"><text:span text:style-name="T1">lastOrigin</text:span></text:span></text:p>
            </text:list-item>
            <text:list-item>
              <text:p text:style-name="P6"><text:span text:style-name="Source_20_Text"><text:span text:style-name="T1">lastHistory</text:span></text:span></text:p>
            </text:list-item>
            <text:list-item>
              <text:p text:style-name="P6"><text:span text:style-name="Source_20_Text"><text:span text:style-name="T1">lastReputation</text:span></text:span></text:p>
            </text:list-item>
            <text:list-item>
              <text:p text:style-name="P6"><text:span text:style-name="Source_20_Text"><text:span text:style-name="T1">lastPowerState</text:span></text:span></text:p>
            </text:list-item>
            <text:list-item>
              <text:p text:style-name="P6"><text:span text:style-name="Source_20_Text"><text:span text:style-name="T1">lastLocation</text:span></text:span></text:p>
            </text:list-item>
            <text:list-item>
              <text:p text:style-name="P6"><text:span text:style-name="Source_20_Text"><text:span text:style-name="T1">lastWitness</text:span></text:span></text:p>
            </text:list-item>
            <text:list-item>
              <text:p text:style-name="P6"><text:span text:style-name="Source_20_Text"><text:span text:style-name="T1">lastDestroyer</text:span></text:span></text:p>
            </text:list-item>
          </text:list>
        </text:list-item>
        <text:list-item>
          <text:p text:style-name="P6"><text:span text:style-name="T1">For each text, creates a </text:span><text:span text:style-name="Source_20_Text"><text:span text:style-name="T1">&lt;p&gt;</text:span></text:span><text:span text:style-name="T1"> and appends it to </text:span><text:span text:style-name="Source_20_Text"><text:span text:style-name="T1">#loreOutput</text:span></text:span><text:span text:style-name="T1">.</text:span></text:p>
        </text:list-item>
      </text:list>
      <text:p text:style-name="P39">The result is a clean multi-paragraph lore block you can copy directly into a handout or VTT note.</text:p>
      <text:p text:style-name="P67"/>
      <text:h text:style-name="P66" text:outline-level="2">3. Core Data Structures &amp; Required Fields</text:h>
      <text:p text:style-name="P39">This section walks through each major data structure, what fields are required, and how they’re used.</text:p>
      <text:h text:style-name="Heading_20_3" text:outline-level="3"><text:span text:style-name="T1">3.1 </text:span><text:span text:style-name="Source_20_Text"><text:span text:style-name="T1">CREATORS_COMMISSIONERS</text:span></text:span></text:h>
      <text:p text:style-name="P39">Defined at the top of the script: </text:p>
      <text:p text:style-name="P39">item-backstory-generator</text:p>
      <text:p text:style-name="P70"><text:span text:style-name="Source_20_Text"><text:span text:style-name="T1">const CREATORS_COMMISSIONERS = {</text:span></text:span></text:p>
      <text:p text:style-name="P70"><text:span text:style-name="Source_20_Text"><text:span text:style-name="T1"><text:s text:c="2"/>good: [ /* ... creators / commissioners ... */ ],</text:span></text:span></text:p>
      <text:p text:style-name="P70"><text:span text:style-name="Source_20_Text"><text:span text:style-name="T1"><text:s text:c="2"/>evil: [ /* ... creators / commissioners ... */ ]</text:span></text:span></text:p>
      <text:p text:style-name="P78"><text:span text:style-name="Source_20_Text"><text:span text:style-name="T1">};</text:span></text:span></text:p>
      <text:p text:style-name="P39">Each entry has:</text:p>
      <text:list xml:id="list8719478673185337750" text:style-name="L6">
        <text:list-item>
          <text:p text:style-name="P7"><text:span text:style-name="Source_20_Text"><text:span text:style-name="T1">id</text:span></text:span><text:span text:style-name="T1"> (string)<text:line-break/>Unique key for this creator archetype.</text:span></text:p>
        </text:list-item>
        <text:list-item>
          <text:p text:style-name="P7"><text:span text:style-name="Source_20_Text"><text:span text:style-name="T1">type</text:span></text:span><text:span text:style-name="T1"> (</text:span><text:span text:style-name="Source_20_Text"><text:span text:style-name="T1">"class"</text:span></text:span><text:span text:style-name="T1"> | </text:span><text:span text:style-name="Source_20_Text"><text:span text:style-name="T1">"npc"</text:span></text:span><text:span text:style-name="T1">)<text:line-break/>Determines whether a race adjective might be added (classes often get </text:span><text:span text:style-name="Source_20_Text"><text:span text:style-name="T1">human/elf/etc.</text:span></text:span><text:span text:style-name="T1">).</text:span></text:p>
        </text:list-item>
        <text:list-item>
          <text:p text:style-name="P7"><text:span text:style-name="Source_20_Text"><text:span text:style-name="T1">size</text:span></text:span><text:span text:style-name="T1"> (</text:span><text:span text:style-name="Source_20_Text"><text:span text:style-name="T1">"single"</text:span></text:span><text:span text:style-name="T1"> | </text:span><text:span text:style-name="Source_20_Text"><text:span text:style-name="T1">"group"</text:span></text:span><text:span text:style-name="T1">)<text:line-break/>Controls sentence2 variants in </text:span><text:span text:style-name="Source_20_Text"><text:span text:style-name="T1">STATE_SENTENCE2</text:span></text:span><text:span text:style-name="T1"> (</text:span><text:span text:style-name="Source_20_Text"><text:span text:style-name="T1">single</text:span></text:span><text:span text:style-name="T1"> vs </text:span><text:span text:style-name="Source_20_Text"><text:span text:style-name="T1">group</text:span></text:span><text:span text:style-name="T1"> phrasing).</text:span></text:p>
        </text:list-item>
        <text:list-item>
          <text:p text:style-name="P7"><text:soft-page-break/><text:span text:style-name="Source_20_Text"><text:span text:style-name="T1">noun</text:span></text:span><text:span text:style-name="T1"> (string)<text:line-break/>Base noun phrase, e.g. </text:span><text:span text:style-name="Source_20_Text"><text:span text:style-name="T1">"paladin"</text:span></text:span><text:span text:style-name="T1">, </text:span><text:span text:style-name="Source_20_Text"><text:span text:style-name="T1">"deva"</text:span></text:span><text:span text:style-name="T1">, </text:span><text:span text:style-name="Source_20_Text"><text:span text:style-name="T1">"artisan guild"</text:span></text:span><text:span text:style-name="T1">, </text:span><text:span text:style-name="Source_20_Text"><text:span text:style-name="T1">"hag coven"</text:span></text:span><text:span text:style-name="T1">.</text:span></text:p>
        </text:list-item>
        <text:list-item>
          <text:p text:style-name="P7"><text:span text:style-name="Source_20_Text"><text:span text:style-name="T1">isCreator</text:span></text:span><text:span text:style-name="T1"> (boolean)</text:span></text:p>
          <text:list>
            <text:list-item>
              <text:p text:style-name="P7"><text:span text:style-name="Source_20_Text"><text:span text:style-name="T1">true</text:span></text:span><text:span text:style-name="T1"> → “crafted this item …”</text:span></text:p>
            </text:list-item>
            <text:list-item>
              <text:p text:style-name="P7"><text:span text:style-name="Source_20_Text"><text:span text:style-name="T1">false</text:span></text:span><text:span text:style-name="T1"> → “commissioned this item …”</text:span></text:p>
            </text:list-item>
          </text:list>
        </text:list-item>
        <text:list-item>
          <text:p text:style-name="P7"><text:span text:style-name="Source_20_Text"><text:span text:style-name="T1">tags</text:span></text:span><text:span text:style-name="T1"> (array of strings)<text:line-break/>Driving force of the system. Tags must exist in:</text:span></text:p>
          <text:list>
            <text:list-item>
              <text:p text:style-name="P7"><text:span text:style-name="Source_20_Text"><text:span text:style-name="T1">TAG_DEFINITIONS</text:span></text:span><text:span text:style-name="T1"> (with </text:span><text:span text:style-name="Source_20_Text"><text:span text:style-name="T1">tone</text:span></text:span><text:span text:style-name="T1">).</text:span></text:p>
            </text:list-item>
            <text:list-item>
              <text:p text:style-name="P7"><text:span text:style-name="Source_20_Text"><text:span text:style-name="T1">TAG_MOTIVATIONS</text:span></text:span><text:span text:style-name="T1"> (good/evil/neutral tables) if you want specific motivation text.</text:span></text:p>
            </text:list-item>
          </text:list>
        </text:list-item>
      </text:list>
      <text:p text:style-name="P67"/>
      <text:h text:style-name="Heading_20_3" text:outline-level="3"><text:span text:style-name="T1">3.2 </text:span><text:span text:style-name="Source_20_Text"><text:span text:style-name="T1">TAG_DEFINITIONS</text:span></text:span></text:h>
      <text:p text:style-name="P39">Tells the system whether each tag is good-leaning, evil-leaning, or neutral: </text:p>
      <text:p text:style-name="P39">item-backstory-generator</text:p>
      <text:p text:style-name="P70"><text:span text:style-name="Source_20_Text"><text:span text:style-name="T1">const TAG_DEFINITIONS = {</text:span></text:span></text:p>
      <text:p text:style-name="P70"><text:span text:style-name="Source_20_Text"><text:span text:style-name="T1"><text:s text:c="2"/>// good-leaning tags</text:span></text:span></text:p>
      <text:p text:style-name="P70"><text:span text:style-name="Source_20_Text"><text:span text:style-name="T1"><text:s text:c="2"/>duty: <text:s text:c="6"/>{ tone: "good" },</text:span></text:span></text:p>
      <text:p text:style-name="P70"><text:span text:style-name="Source_20_Text"><text:span text:style-name="T1"><text:s text:c="2"/>courage: <text:s text:c="3"/>{ tone: "good" },</text:span></text:span></text:p>
      <text:p text:style-name="P70"><text:span text:style-name="Source_20_Text"><text:span text:style-name="T1"><text:s text:c="2"/>protection: { tone: "good" },</text:span></text:span></text:p>
      <text:p text:style-name="P70"><text:span text:style-name="Source_20_Text"><text:span text:style-name="T1"><text:s text:c="2"/>wisdom: <text:s text:c="4"/>{ tone: "good" },</text:span></text:span></text:p>
      <text:p text:style-name="P70"><text:span text:style-name="Source_20_Text"><text:span text:style-name="T1"><text:s text:c="2"/>healing: <text:s text:c="3"/>{ tone: "good" },</text:span></text:span></text:p>
      <text:p text:style-name="P70"><text:span text:style-name="Source_20_Text"><text:span text:style-name="T1"><text:s text:c="2"/>mercy: <text:s text:c="5"/>{ tone: "good" },</text:span></text:span></text:p>
      <text:p text:style-name="P70"><text:span text:style-name="Source_20_Text"><text:span text:style-name="T1"><text:s text:c="2"/>celestial: <text:s/>{ tone: "good" },</text:span></text:span></text:p>
      <text:p text:style-name="P70"><text:span text:style-name="Source_20_Text"><text:span text:style-name="T1"><text:s text:c="2"/>commerce: <text:s text:c="2"/>{ tone: "good" },</text:span></text:span></text:p>
      <text:p text:style-name="P77"/>
      <text:p text:style-name="P70"><text:span text:style-name="Source_20_Text"><text:span text:style-name="T1"><text:s text:c="2"/>// neutral tags</text:span></text:span></text:p>
      <text:p text:style-name="P70"><text:span text:style-name="Source_20_Text"><text:span text:style-name="T1"><text:s text:c="2"/>arcane: <text:s text:c="2"/>{ tone: "neutral" },</text:span></text:span></text:p>
      <text:p text:style-name="P70"><text:span text:style-name="Source_20_Text"><text:span text:style-name="T1"><text:s text:c="2"/>knowledge:{ tone: "neutral" },</text:span></text:span></text:p>
      <text:p text:style-name="P70"><text:span text:style-name="Source_20_Text"><text:span text:style-name="T1"><text:s text:c="2"/>craft: <text:s text:c="3"/>{ tone: "neutral" },</text:span></text:span></text:p>
      <text:p text:style-name="P70"><text:span text:style-name="Source_20_Text"><text:span text:style-name="T1"><text:s text:c="2"/>travel: <text:s text:c="2"/>{ tone: "neutral" },</text:span></text:span></text:p>
      <text:p text:style-name="P70"><text:span text:style-name="Source_20_Text"><text:span text:style-name="T1"><text:s text:c="2"/>forest: <text:s text:c="2"/>{ tone: "neutral" },</text:span></text:span></text:p>
      <text:p text:style-name="P70"><text:span text:style-name="Source_20_Text"><text:span text:style-name="T1"><text:s text:c="2"/>trade: <text:s text:c="3"/>{ tone: "neutral" },</text:span></text:span></text:p>
      <text:p text:style-name="P70"><text:span text:style-name="Source_20_Text"><text:span text:style-name="T1"><text:s text:c="2"/>eldritch: { tone: "neutral" },</text:span></text:span></text:p>
      <text:p text:style-name="P77"/>
      <text:p text:style-name="P70"><text:span text:style-name="Source_20_Text"><text:span text:style-name="T1"><text:s text:c="2"/>// evil-leaning tags</text:span></text:span></text:p>
      <text:p text:style-name="P70"><text:span text:style-name="Source_20_Text"><text:span text:style-name="T1"><text:s text:c="2"/>corruption: { tone: "evil" },</text:span></text:span></text:p>
      <text:p text:style-name="P70"><text:span text:style-name="Source_20_Text"><text:span text:style-name="T1"><text:s text:c="2"/>fear: <text:s text:c="6"/>{ tone: "evil" },</text:span></text:span></text:p>
      <text:p text:style-name="P70"><text:span text:style-name="Source_20_Text"><text:span text:style-name="T1"><text:s text:c="2"/>domination: { tone: "evil" },</text:span></text:span></text:p>
      <text:p text:style-name="P70"><text:span text:style-name="Source_20_Text"><text:span text:style-name="T1"><text:s text:c="2"/>deceit: <text:s text:c="4"/>{ tone: "evil" },</text:span></text:span></text:p>
      <text:p text:style-name="P70"><text:span text:style-name="Source_20_Text"><text:span text:style-name="T1"><text:s text:c="2"/>profane: <text:s text:c="3"/>{ tone: "evil" },</text:span></text:span></text:p>
      <text:p text:style-name="P70"><text:span text:style-name="Source_20_Text"><text:span text:style-name="T1"><text:s text:c="2"/>criminal: <text:s text:c="2"/>{ tone: "evil" },</text:span></text:span></text:p>
      <text:p text:style-name="P70"><text:span text:style-name="Source_20_Text"><text:span text:style-name="T1"><text:s text:c="2"/>war: <text:s text:c="7"/>{ tone: "evil" },</text:span></text:span></text:p>
      <text:p text:style-name="P77"/>
      <text:p text:style-name="P70"><text:span text:style-name="Source_20_Text"><text:span text:style-name="T1"><text:s text:c="2"/>// ADD MORE TAG DEFINITIONS HERE</text:span></text:span></text:p>
      <text:p text:style-name="P78"><text:span text:style-name="Source_20_Text"><text:span text:style-name="T1">};</text:span></text:span></text:p>
      <text:p text:style-name="P39">Used by:</text:p>
      <text:list xml:id="list1364013932875405759" text:style-name="L7">
        <text:list-item>
          <text:p text:style-name="P8"><text:span text:style-name="Source_20_Text"><text:span text:style-name="T1">getTagToneStats(tags)</text:span></text:span><text:span text:style-name="T1"> → counts good/evil/neutral tags.</text:span></text:p>
        </text:list-item>
        <text:list-item>
          <text:p text:style-name="P8"><text:span text:style-name="Source_20_Text"><text:span text:style-name="T1">inferDominantTagTone(tags)</text:span></text:span><text:span text:style-name="T1"> → </text:span><text:span text:style-name="Source_20_Text"><text:span text:style-name="T1">"good" | "evil" | "neutral"</text:span></text:span><text:span text:style-name="T1">.</text:span></text:p>
        </text:list-item>
        <text:list-item>
          <text:p text:style-name="P8"><text:span text:style-name="Source_20_Text"><text:span text:style-name="T1">determineItemAlignment(originAxis, tags)</text:span></text:span><text:span text:style-name="T1"> → </text:span><text:span text:style-name="Source_20_Text"><text:span text:style-name="T1">itemAxis</text:span></text:span><text:span text:style-name="T1"> &amp; </text:span><text:span text:style-name="Source_20_Text"><text:span text:style-name="T1">itemState</text:span></text:span><text:span text:style-name="T1">.</text:span></text:p>
        </text:list-item>
      </text:list>
      <text:p text:style-name="Text_20_body"><text:span text:style-name="Strong_20_Emphasis"><text:span text:style-name="T1">Required:</text:span></text:span></text:p>
      <text:list xml:id="list6516822154582842234" text:style-name="L8">
        <text:list-item>
          <text:p text:style-name="P9"><text:soft-page-break/><text:span text:style-name="T1">Every tag used in </text:span><text:span text:style-name="Source_20_Text"><text:span text:style-name="T1">CREATORS_COMMISSIONERS[*].tags</text:span></text:span><text:span text:style-name="T1"> </text:span><text:span text:style-name="Strong_20_Emphasis"><text:span text:style-name="T1">must</text:span></text:span><text:span text:style-name="T1"> exist here.</text:span></text:p>
        </text:list-item>
        <text:list-item>
          <text:p text:style-name="P9"><text:span text:style-name="Source_20_Text"><text:span text:style-name="T1">tone</text:span></text:span><text:span text:style-name="T1"> must be </text:span><text:span text:style-name="Source_20_Text"><text:span text:style-name="T1">"good"</text:span></text:span><text:span text:style-name="T1">, </text:span><text:span text:style-name="Source_20_Text"><text:span text:style-name="T1">"evil"</text:span></text:span><text:span text:style-name="T1">, or </text:span><text:span text:style-name="Source_20_Text"><text:span text:style-name="T1">"neutral"</text:span></text:span><text:span text:style-name="T1">.</text:span></text:p>
        </text:list-item>
      </text:list>
      <text:p text:style-name="P67"/>
      <text:h text:style-name="Heading_20_3" text:outline-level="3"><text:span text:style-name="T1">3.3 </text:span><text:span text:style-name="Source_20_Text"><text:span text:style-name="T1">TAG_MOTIVATIONS</text:span></text:span></text:h>
      <text:p text:style-name="Text_20_body"><text:span text:style-name="T1">This is how you get </text:span><text:span text:style-name="Emphasis"><text:span text:style-name="T1">“to honor a sacred oath”</text:span></text:span><text:span text:style-name="T1"> rather than a generic purpose.</text:span></text:p>
      <text:p text:style-name="P70"><text:span text:style-name="Source_20_Text"><text:span text:style-name="T1">const TAG_MOTIVATIONS = {</text:span></text:span></text:p>
      <text:p text:style-name="P70"><text:span text:style-name="Source_20_Text"><text:span text:style-name="T1"><text:s text:c="2"/>good: {</text:span></text:span></text:p>
      <text:p text:style-name="P70"><text:span text:style-name="Source_20_Text"><text:span text:style-name="T1"><text:s text:c="4"/>duty: [</text:span></text:span></text:p>
      <text:p text:style-name="P70"><text:span text:style-name="Source_20_Text"><text:span text:style-name="T1"><text:s text:c="6"/>"to honor a sacred oath",</text:span></text:span></text:p>
      <text:p text:style-name="P70"><text:span text:style-name="Source_20_Text"><text:span text:style-name="T1"><text:s text:c="6"/>"to fulfill a solemn vow",</text:span></text:span></text:p>
      <text:p text:style-name="P70"><text:span text:style-name="Source_20_Text"><text:span text:style-name="T1"><text:s text:c="4"/>],</text:span></text:span></text:p>
      <text:p text:style-name="P70"><text:span text:style-name="Source_20_Text"><text:span text:style-name="T1"><text:s text:c="4"/>courage: [</text:span></text:span></text:p>
      <text:p text:style-name="P70"><text:span text:style-name="Source_20_Text"><text:span text:style-name="T1"><text:s text:c="6"/>"to arm a champion against the coming darkness",</text:span></text:span></text:p>
      <text:p text:style-name="P70"><text:span text:style-name="Source_20_Text"><text:span text:style-name="T1"><text:s text:c="6"/>"to give strength to those who stand their ground",</text:span></text:span></text:p>
      <text:p text:style-name="P70"><text:span text:style-name="Source_20_Text"><text:span text:style-name="T1"><text:s text:c="4"/>],</text:span></text:span></text:p>
      <text:p text:style-name="P70"><text:span text:style-name="Source_20_Text"><text:span text:style-name="T1"><text:s text:c="4"/>// ...</text:span></text:span></text:p>
      <text:p text:style-name="P70"><text:span text:style-name="Source_20_Text"><text:span text:style-name="T1"><text:s text:c="4"/>celestial: [</text:span></text:span></text:p>
      <text:p text:style-name="P70"><text:span text:style-name="Source_20_Text"><text:span text:style-name="T1"><text:s text:c="6"/>"to mete out divine justice",</text:span></text:span></text:p>
      <text:p text:style-name="P70"><text:span text:style-name="Source_20_Text"><text:span text:style-name="T1"><text:s text:c="6"/>"to fulfill divine prophecy"</text:span></text:span></text:p>
      <text:p text:style-name="P70"><text:span text:style-name="Source_20_Text"><text:span text:style-name="T1"><text:s text:c="4"/>],</text:span></text:span></text:p>
      <text:p text:style-name="P70"><text:span text:style-name="Source_20_Text"><text:span text:style-name="T1"><text:s text:c="4"/>_fallback: [</text:span></text:span></text:p>
      <text:p text:style-name="P70"><text:span text:style-name="Source_20_Text"><text:span text:style-name="T1"><text:s text:c="6"/>"to aid those who stand against tyranny",</text:span></text:span></text:p>
      <text:p text:style-name="P70"><text:span text:style-name="Source_20_Text"><text:span text:style-name="T1"><text:s text:c="6"/>"to serve a cause greater than any one bearer",</text:span></text:span></text:p>
      <text:p text:style-name="P70"><text:span text:style-name="Source_20_Text"><text:span text:style-name="T1"><text:s text:c="4"/>],</text:span></text:span></text:p>
      <text:p text:style-name="P70"><text:span text:style-name="Source_20_Text"><text:span text:style-name="T1"><text:s text:c="2"/>},</text:span></text:span></text:p>
      <text:p text:style-name="P77"/>
      <text:p text:style-name="P70"><text:span text:style-name="Source_20_Text"><text:span text:style-name="T1"><text:s text:c="2"/>evil: {</text:span></text:span></text:p>
      <text:p text:style-name="P70"><text:span text:style-name="Source_20_Text"><text:span text:style-name="T1"><text:s text:c="4"/>war: [</text:span></text:span></text:p>
      <text:p text:style-name="P70"><text:span text:style-name="Source_20_Text"><text:span text:style-name="T1"><text:s text:c="6"/>"to win a bloody and lopsided war",</text:span></text:span></text:p>
      <text:p text:style-name="P70"><text:span text:style-name="Source_20_Text"><text:span text:style-name="T1"><text:s text:c="6"/>"to crush their enemies on the battlefield",</text:span></text:span></text:p>
      <text:p text:style-name="P70"><text:span text:style-name="Source_20_Text"><text:span text:style-name="T1"><text:s text:c="4"/>],</text:span></text:span></text:p>
      <text:p text:style-name="P70"><text:span text:style-name="Source_20_Text"><text:span text:style-name="T1"><text:s text:c="4"/>// ...</text:span></text:span></text:p>
      <text:p text:style-name="P70"><text:span text:style-name="Source_20_Text"><text:span text:style-name="T1"><text:s text:c="4"/>_fallback: [</text:span></text:span></text:p>
      <text:p text:style-name="P70"><text:span text:style-name="Source_20_Text"><text:span text:style-name="T1"><text:s text:c="6"/>"to further their own ruthless ambitions",</text:span></text:span></text:p>
      <text:p text:style-name="P70"><text:span text:style-name="Source_20_Text"><text:span text:style-name="T1"><text:s text:c="6"/>"to remake the world in their own grim image",</text:span></text:span></text:p>
      <text:p text:style-name="P70"><text:span text:style-name="Source_20_Text"><text:span text:style-name="T1"><text:s text:c="4"/>],</text:span></text:span></text:p>
      <text:p text:style-name="P70"><text:span text:style-name="Source_20_Text"><text:span text:style-name="T1"><text:s text:c="2"/>},</text:span></text:span></text:p>
      <text:p text:style-name="P77"/>
      <text:p text:style-name="P70"><text:span text:style-name="Source_20_Text"><text:span text:style-name="T1"><text:s text:c="2"/>neutral: {</text:span></text:span></text:p>
      <text:p text:style-name="P70"><text:span text:style-name="Source_20_Text"><text:span text:style-name="T1"><text:s text:c="4"/>arcane: [</text:span></text:span></text:p>
      <text:p text:style-name="P70"><text:span text:style-name="Source_20_Text"><text:span text:style-name="T1"><text:s text:c="6"/>"to explore the boundaries of practical spellcraft",</text:span></text:span></text:p>
      <text:p text:style-name="P70"><text:span text:style-name="Source_20_Text"><text:span text:style-name="T1"><text:s text:c="6"/>"to test theories that could not be proven on parchment alone",</text:span></text:span></text:p>
      <text:p text:style-name="P70"><text:span text:style-name="Source_20_Text"><text:span text:style-name="T1"><text:s text:c="6"/>"to serve as a stable vessel for volatile magical forces",</text:span></text:span></text:p>
      <text:p text:style-name="P70"><text:span text:style-name="Source_20_Text"><text:span text:style-name="T1"><text:s text:c="4"/>],</text:span></text:span></text:p>
      <text:p text:style-name="P70"><text:span text:style-name="Source_20_Text"><text:span text:style-name="T1"><text:s text:c="4"/>knowledge: [</text:span></text:span></text:p>
      <text:p text:style-name="P70"><text:span text:style-name="Source_20_Text"><text:span text:style-name="T1"><text:s text:c="6"/>"to preserve discoveries too dangerous to forget",</text:span></text:span></text:p>
      <text:p text:style-name="P70"><text:span text:style-name="Source_20_Text"><text:span text:style-name="T1"><text:s text:c="6"/>"to act as a living record of hard-won insight",</text:span></text:span></text:p>
      <text:p text:style-name="P70"><text:span text:style-name="Source_20_Text"><text:span text:style-name="T1"><text:s text:c="6"/>"to anchor secrets that would otherwise be lost to time",</text:span></text:span></text:p>
      <text:p text:style-name="P70"><text:span text:style-name="Source_20_Text"><text:span text:style-name="T1"><text:s text:c="4"/>],</text:span></text:span></text:p>
      <text:p text:style-name="P70"><text:span text:style-name="Source_20_Text"><text:span text:style-name="T1"><text:s text:c="4"/>// ...</text:span></text:span></text:p>
      <text:p text:style-name="P70"><text:span text:style-name="Source_20_Text"><text:span text:style-name="T1"><text:s text:c="4"/>_fallback: [</text:span></text:span></text:p>
      <text:p text:style-name="P70"><text:span text:style-name="Source_20_Text"><text:span text:style-name="T1"><text:s text:c="6"/>"to serve a purpose best left unnamed in formal records",</text:span></text:span></text:p>
      <text:p text:style-name="P70"><text:span text:style-name="Source_20_Text"><text:span text:style-name="T1"><text:s text:c="6"/>"to fulfill a design understood only by its original makers",</text:span></text:span></text:p>
      <text:p text:style-name="P70"><text:span text:style-name="Source_20_Text"><text:span text:style-name="T1"><text:s text:c="6"/>"to test a theory whose consequences were deliberately left uncertain",</text:span></text:span></text:p>
      <text:p text:style-name="P70"><text:span text:style-name="Source_20_Text"><text:span text:style-name="T1"><text:s text:c="4"/>],</text:span></text:span></text:p>
      <text:p text:style-name="P70"><text:span text:style-name="Source_20_Text"><text:span text:style-name="T1"><text:s text:c="2"/>},</text:span></text:span></text:p>
      <text:p text:style-name="P78"><text:span text:style-name="Source_20_Text"><text:span text:style-name="T1">};</text:span></text:span></text:p>
      <text:p text:style-name="Text_20_body"><text:span text:style-name="Source_20_Text"><text:span text:style-name="T1">buildMotivationClause(originAxis, tags)</text:span></text:span><text:span text:style-name="T1">:</text:span></text:p>
      <text:list xml:id="list4401445376443490165" text:style-name="L9">
        <text:list-item>
          <text:p text:style-name="P10"><text:soft-page-break/><text:span text:style-name="T1">Tries </text:span><text:span text:style-name="Source_20_Text"><text:span text:style-name="T1">TAG_MOTIVATIONS[originAxis][tag]</text:span></text:span><text:span text:style-name="T1">.</text:span></text:p>
        </text:list-item>
        <text:list-item>
          <text:p text:style-name="P10"><text:span text:style-name="T1">If none, tries </text:span><text:span text:style-name="Source_20_Text"><text:span text:style-name="T1">TAG_MOTIVATIONS.neutral[tag]</text:span></text:span><text:span text:style-name="T1">.</text:span></text:p>
        </text:list-item>
        <text:list-item>
          <text:p text:style-name="P10"><text:span text:style-name="T1">If still none, falls back to </text:span><text:span text:style-name="Source_20_Text"><text:span text:style-name="T1">_fallback</text:span></text:span><text:span text:style-name="T1"> for origin axis or neutral. </text:span></text:p>
          <text:p text:style-name="P44">item-backstory-generator</text:p>
        </text:list-item>
      </text:list>
      <text:p text:style-name="Text_20_body"><text:span text:style-name="Strong_20_Emphasis"><text:span text:style-name="T1">Required:</text:span></text:span></text:p>
      <text:list xml:id="list7623014883934752996" text:style-name="L10">
        <text:list-item>
          <text:p text:style-name="P11"><text:span text:style-name="T1">Any </text:span><text:span text:style-name="Strong_20_Emphasis"><text:span text:style-name="T1">new tag</text:span></text:span><text:span text:style-name="T1"> should have at least one motivation line in the axis where it’s most likely to be used, and optionally also in neutral.</text:span></text:p>
        </text:list-item>
        <text:list-item>
          <text:p text:style-name="P11"><text:span text:style-name="T1">Each axis should have a </text:span><text:span text:style-name="Source_20_Text"><text:span text:style-name="T1">_fallback</text:span></text:span><text:span text:style-name="T1"> array.</text:span></text:p>
        </text:list-item>
      </text:list>
      <text:p text:style-name="P67"/>
      <text:h text:style-name="Heading_20_3" text:outline-level="3"><text:span text:style-name="T1">3.4 Alignment &amp; State: </text:span><text:span text:style-name="Source_20_Text"><text:span text:style-name="T1">determineItemAlignment</text:span></text:span></text:h>
      <text:p text:style-name="P39">Key rules:</text:p>
      <text:list xml:id="list7204246152711020924" text:style-name="L11">
        <text:list-item>
          <text:p text:style-name="P12"><text:span text:style-name="T1">Compute </text:span><text:span text:style-name="Source_20_Text"><text:span text:style-name="T1">dominantTone</text:span></text:span><text:span text:style-name="T1"> from creator tags.</text:span></text:p>
        </text:list-item>
        <text:list-item>
          <text:p text:style-name="P12"><text:span text:style-name="T1">If </text:span><text:span text:style-name="Source_20_Text"><text:span text:style-name="T1">dominantTone === "neutral"</text:span></text:span><text:span text:style-name="T1"> → item aligns with creator:</text:span></text:p>
          <text:list>
            <text:list-item>
              <text:p text:style-name="P12"><text:span text:style-name="Source_20_Text"><text:span text:style-name="T1">itemAxis = originAxis</text:span></text:span></text:p>
            </text:list-item>
            <text:list-item>
              <text:p text:style-name="P12"><text:span text:style-name="Source_20_Text"><text:span text:style-name="T1">itemState = "aligned"</text:span></text:span></text:p>
            </text:list-item>
          </text:list>
        </text:list-item>
        <text:list-item>
          <text:p text:style-name="P12"><text:span text:style-name="T1">If </text:span><text:span text:style-name="Source_20_Text"><text:span text:style-name="T1">dominantTone === originAxis</text:span></text:span><text:span text:style-name="T1"> → aligned:</text:span></text:p>
          <text:list>
            <text:list-item>
              <text:p text:style-name="P12"><text:span text:style-name="Source_20_Text"><text:span text:style-name="T1">itemAxis = originAxis</text:span></text:span></text:p>
            </text:list-item>
            <text:list-item>
              <text:p text:style-name="P12"><text:span text:style-name="Source_20_Text"><text:span text:style-name="T1">itemState = "aligned"</text:span></text:span></text:p>
            </text:list-item>
          </text:list>
        </text:list-item>
        <text:list-item>
          <text:p text:style-name="P12"><text:span text:style-name="T1">If </text:span><text:span text:style-name="Source_20_Text"><text:span text:style-name="T1">originAxis === "good"</text:span></text:span><text:span text:style-name="T1"> and </text:span><text:span text:style-name="Source_20_Text"><text:span text:style-name="T1">dominantTone === "evil"</text:span></text:span><text:span text:style-name="T1"> → corrupted:</text:span></text:p>
          <text:list>
            <text:list-item>
              <text:p text:style-name="P12"><text:span text:style-name="Source_20_Text"><text:span text:style-name="T1">itemAxis = "evil"</text:span></text:span></text:p>
            </text:list-item>
            <text:list-item>
              <text:p text:style-name="P12"><text:span text:style-name="Source_20_Text"><text:span text:style-name="T1">itemState = "corrupted"</text:span></text:span></text:p>
            </text:list-item>
          </text:list>
        </text:list-item>
        <text:list-item>
          <text:p text:style-name="P12"><text:span text:style-name="T1">If </text:span><text:span text:style-name="Source_20_Text"><text:span text:style-name="T1">originAxis === "evil"</text:span></text:span><text:span text:style-name="T1"> and </text:span><text:span text:style-name="Source_20_Text"><text:span text:style-name="T1">dominantTone === "good"</text:span></text:span><text:span text:style-name="T1"> → sanctified:</text:span></text:p>
          <text:list>
            <text:list-item>
              <text:p text:style-name="P12"><text:span text:style-name="Source_20_Text"><text:span text:style-name="T1">itemAxis = "good"</text:span></text:span></text:p>
            </text:list-item>
            <text:list-item>
              <text:p text:style-name="P12"><text:span text:style-name="Source_20_Text"><text:span text:style-name="T1">itemState = "sanctified"</text:span></text:span></text:p>
            </text:list-item>
          </text:list>
        </text:list-item>
        <text:list-item>
          <text:p text:style-name="P45">Fallback: treat as aligned with origin.</text:p>
        </text:list-item>
      </text:list>
      <text:p text:style-name="P39">This drives downstream choice of sentences and tables.</text:p>
      <text:p text:style-name="P67"/>
      <text:h text:style-name="Heading_20_3" text:outline-level="3"><text:span text:style-name="T1">3.5 </text:span><text:span text:style-name="Source_20_Text"><text:span text:style-name="T1">STATE_SENTENCE2</text:span></text:span><text:span text:style-name="T1"> &amp; </text:span><text:span text:style-name="Source_20_Text"><text:span text:style-name="T1">buildCreatorSentences</text:span></text:span></text:h>
      <text:p text:style-name="Text_20_body"><text:span text:style-name="Source_20_Text"><text:span text:style-name="T1">buildCreatorSentences(originAxis, itemAxis, itemState, creator)</text:span></text:span><text:span text:style-name="T1"> constructs the origin paragraph:</text:span></text:p>
      <text:list xml:id="list8597939508030558454" text:style-name="L12">
        <text:list-item>
          <text:p text:style-name="P13"><text:span text:style-name="T1">Subject noun from </text:span><text:span text:style-name="Source_20_Text"><text:span text:style-name="T1">buildSubjectNoun(creator)</text:span></text:span><text:span text:style-name="T1">:</text:span></text:p>
          <text:list>
            <text:list-item>
              <text:p text:style-name="P13"><text:span text:style-name="T1">Optionally adds a race adjective if </text:span><text:span text:style-name="Source_20_Text"><text:span text:style-name="T1">type === "class"</text:span></text:span><text:span text:style-name="T1"> (e.g., “An elven paladin”).</text:span></text:p>
            </text:list-item>
          </text:list>
        </text:list-item>
        <text:list-item>
          <text:p text:style-name="P13"><text:span text:style-name="T1">Motivation clause from </text:span><text:span text:style-name="Source_20_Text"><text:span text:style-name="T1">buildMotivationClause(originAxis, creator.tags)</text:span></text:span><text:span text:style-name="T1">.</text:span></text:p>
        </text:list-item>
        <text:list-item>
          <text:p text:style-name="P46">Sentence 1:</text:p>
          <text:list>
            <text:list-item>
              <text:p text:style-name="P13"><text:span text:style-name="T1">If </text:span><text:span text:style-name="Source_20_Text"><text:span text:style-name="T1">creator.isCreator</text:span></text:span><text:span text:style-name="T1"> → “X crafted this item …”</text:span></text:p>
            </text:list-item>
            <text:list-item>
              <text:p text:style-name="P46">Else → “X commissioned this item …”</text:p>
            </text:list-item>
          </text:list>
        </text:list-item>
        <text:list-item>
          <text:p text:style-name="P46">Sentence 2 from:</text:p>
          <text:p text:style-name="P72"><text:soft-page-break/><text:span text:style-name="Source_20_Text"><text:span text:style-name="T1">STATE_SENTENCE2 = {</text:span></text:span></text:p>
          <text:p text:style-name="P72"><text:span text:style-name="Source_20_Text"><text:span text:style-name="T1"><text:s text:c="2"/>aligned: {</text:span></text:span></text:p>
          <text:p text:style-name="P72"><text:span text:style-name="Source_20_Text"><text:span text:style-name="T1"><text:s text:c="4"/>good: { single: [...], group: [...] },</text:span></text:span></text:p>
          <text:p text:style-name="P72"><text:span text:style-name="Source_20_Text"><text:span text:style-name="T1"><text:s text:c="4"/>evil: { single: [...], group: [...] }</text:span></text:span></text:p>
          <text:p text:style-name="P72"><text:span text:style-name="Source_20_Text"><text:span text:style-name="T1"><text:s text:c="2"/>},</text:span></text:span></text:p>
          <text:p text:style-name="P72"><text:span text:style-name="Source_20_Text"><text:span text:style-name="T1"><text:s text:c="2"/>corrupted: { single: [...], group: [...] },</text:span></text:span></text:p>
          <text:p text:style-name="P72"><text:span text:style-name="Source_20_Text"><text:span text:style-name="T1"><text:s text:c="2"/>sanctified: { single: [...], group: [...] }</text:span></text:span></text:p>
          <text:p text:style-name="P80"><text:span text:style-name="Source_20_Text"><text:span text:style-name="T1">};</text:span></text:span></text:p>
          <text:list>
            <text:list-item>
              <text:p text:style-name="P13"><text:span text:style-name="T1">Uses </text:span><text:span text:style-name="Source_20_Text"><text:span text:style-name="T1">creator.size</text:span></text:span><text:span text:style-name="T1"> (</text:span><text:span text:style-name="Source_20_Text"><text:span text:style-name="T1">"single"</text:span></text:span><text:span text:style-name="T1">/</text:span><text:span text:style-name="Source_20_Text"><text:span text:style-name="T1">"group"</text:span></text:span><text:span text:style-name="T1">).</text:span></text:p>
            </text:list-item>
            <text:list-item>
              <text:p text:style-name="P46">For neutral dominant tags, you additionally handle good/evil overrides, but the implementation maps back to these same blocks with extra logic.</text:p>
            </text:list-item>
          </text:list>
        </text:list-item>
      </text:list>
      <text:p text:style-name="Text_20_body"><text:span text:style-name="Strong_20_Emphasis"><text:span text:style-name="T1">Required:</text:span></text:span></text:p>
      <text:list xml:id="list7554209591770992004" text:style-name="L13">
        <text:list-item>
          <text:p text:style-name="P14"><text:span text:style-name="T1">For each </text:span><text:span text:style-name="Source_20_Text"><text:span text:style-name="T1">itemState</text:span></text:span><text:span text:style-name="T1">, both </text:span><text:span text:style-name="Source_20_Text"><text:span text:style-name="T1">single</text:span></text:span><text:span text:style-name="T1"> and </text:span><text:span text:style-name="Source_20_Text"><text:span text:style-name="T1">group</text:span></text:span><text:span text:style-name="T1"> arrays should exist.</text:span></text:p>
        </text:list-item>
        <text:list-item>
          <text:p text:style-name="P14"><text:span text:style-name="T1">For aligned, both </text:span><text:span text:style-name="Source_20_Text"><text:span text:style-name="T1">good</text:span></text:span><text:span text:style-name="T1"> and </text:span><text:span text:style-name="Source_20_Text"><text:span text:style-name="T1">evil</text:span></text:span><text:span text:style-name="T1"> sub-keys must be present.</text:span></text:p>
        </text:list-item>
      </text:list>
      <text:p text:style-name="P67"/>
      <text:h text:style-name="Heading_20_3" text:outline-level="3"><text:span text:style-name="T1">3.6 History Hooks: </text:span><text:span text:style-name="Source_20_Text"><text:span text:style-name="T1">CORRUPTION_CAUSES</text:span></text:span><text:span text:style-name="T1">, </text:span><text:span text:style-name="Source_20_Text"><text:span text:style-name="T1">REDEMPTION_CAUSES</text:span></text:span><text:span text:style-name="T1">, </text:span><text:span text:style-name="Source_20_Text"><text:span text:style-name="T1">HISTORY_SENTENCES</text:span></text:span><text:span text:style-name="T1">, etc.</text:span></text:h>
      <text:p text:style-name="P39">Corruption and redemption causes are tables with:</text:p>
      <text:list xml:id="list6948498842480334555" text:style-name="L14">
        <text:list-item>
          <text:p text:style-name="P15"><text:span text:style-name="Source_20_Text"><text:span text:style-name="T1">id</text:span></text:span></text:p>
        </text:list-item>
        <text:list-item>
          <text:p text:style-name="P15"><text:span text:style-name="Source_20_Text"><text:span text:style-name="T1">tone</text:span></text:span><text:span text:style-name="T1"> (weal/woe)</text:span></text:p>
        </text:list-item>
        <text:list-item>
          <text:p text:style-name="P15"><text:span text:style-name="Source_20_Text"><text:span text:style-name="T1">kind</text:span></text:span><text:span text:style-name="T1"> (</text:span><text:span text:style-name="Source_20_Text"><text:span text:style-name="T1">"corruption"</text:span></text:span><text:span text:style-name="T1"> or </text:span><text:span text:style-name="Source_20_Text"><text:span text:style-name="T1">"redemption"</text:span></text:span><text:span text:style-name="T1">)</text:span></text:p>
        </text:list-item>
        <text:list-item>
          <text:p text:style-name="P15"><text:span text:style-name="Source_20_Text"><text:span text:style-name="T1">summaryTemplates</text:span></text:span><text:span text:style-name="T1"> – 1+ sentences.</text:span></text:p>
        </text:list-item>
        <text:list-item>
          <text:p text:style-name="P15"><text:span text:style-name="Source_20_Text"><text:span text:style-name="T1">hooks</text:span></text:span><text:span text:style-name="T1"> – boolean flags for downstream use, e.g.: </text:span></text:p>
          <text:p text:style-name="P47">item-backstory-generator</text:p>
        </text:list-item>
      </text:list>
      <text:p text:style-name="P70"><text:span text:style-name="Source_20_Text"><text:span text:style-name="T1">hooks: {</text:span></text:span></text:p>
      <text:p text:style-name="P70"><text:span text:style-name="Source_20_Text"><text:span text:style-name="T1"><text:s text:c="2"/>linkedToNotoriousIndividual: true,</text:span></text:span></text:p>
      <text:p text:style-name="P70"><text:span text:style-name="Source_20_Text"><text:span text:style-name="T1"><text:s text:c="2"/>linkedToNotoriousGroup: true,</text:span></text:span></text:p>
      <text:p text:style-name="P70"><text:span text:style-name="Source_20_Text"><text:span text:style-name="T1"><text:s text:c="2"/>eventOfWeal: false,</text:span></text:span></text:p>
      <text:p text:style-name="P70"><text:span text:style-name="Source_20_Text"><text:span text:style-name="T1"><text:s text:c="2"/>eventOfWoe: true,</text:span></text:span></text:p>
      <text:p text:style-name="P70"><text:span text:style-name="Source_20_Text"><text:span text:style-name="T1"><text:s text:c="2"/>thoughtLostOrDestroyed: false,</text:span></text:span></text:p>
      <text:p text:style-name="P70"><text:span text:style-name="Source_20_Text"><text:span text:style-name="T1"><text:s text:c="2"/>activelySoughtByNotorious: true,</text:span></text:span></text:p>
      <text:p text:style-name="P70"><text:span text:style-name="Source_20_Text"><text:span text:style-name="T1"><text:s text:c="2"/>hasRumors: true,</text:span></text:span></text:p>
      <text:p text:style-name="P70"><text:span text:style-name="Source_20_Text"><text:span text:style-name="T1"><text:s text:c="2"/>hasProphecy: true,</text:span></text:span></text:p>
      <text:p text:style-name="P78"><text:span text:style-name="Source_20_Text"><text:span text:style-name="T1">}</text:span></text:span></text:p>
      <text:p text:style-name="Text_20_body"><text:span text:style-name="Source_20_Text"><text:span text:style-name="T1">generateItemHistory(originData)</text:span></text:span><text:span text:style-name="T1">:</text:span></text:p>
      <text:list xml:id="list3350753122058124747" text:style-name="L15">
        <text:list-item>
          <text:p text:style-name="P48">Picks a base history pattern (weal, woe, mixed, neutral) appropriate for the origin &amp; item state.</text:p>
        </text:list-item>
        <text:list-item>
          <text:p text:style-name="P16"><text:span text:style-name="T1">Optionally chooses a corruption or redemption cause when </text:span><text:span text:style-name="Source_20_Text"><text:span text:style-name="T1">itemState</text:span></text:span><text:span text:style-name="T1"> is </text:span><text:span text:style-name="Source_20_Text"><text:span text:style-name="T1">"corrupted"</text:span></text:span><text:span text:style-name="T1"> or </text:span><text:span text:style-name="Source_20_Text"><text:span text:style-name="T1">"sanctified"</text:span></text:span><text:span text:style-name="T1">.</text:span></text:p>
        </text:list-item>
        <text:list-item>
          <text:p text:style-name="P16"><text:span text:style-name="T1">Merges </text:span><text:span text:style-name="Source_20_Text"><text:span text:style-name="T1">hooks</text:span></text:span><text:span text:style-name="T1"> from the chosen cause(s) into a combined </text:span><text:span text:style-name="Source_20_Text"><text:span text:style-name="T1">hooks</text:span></text:span><text:span text:style-name="T1"> object.</text:span></text:p>
        </text:list-item>
        <text:list-item>
          <text:p text:style-name="P16"><text:span text:style-name="T1">Returns </text:span><text:span text:style-name="Source_20_Text"><text:span text:style-name="T1">text</text:span></text:span><text:span text:style-name="T1"> + </text:span><text:span text:style-name="Source_20_Text"><text:span text:style-name="T1">hooks</text:span></text:span><text:span text:style-name="T1">.</text:span></text:p>
        </text:list-item>
      </text:list>
      <text:p text:style-name="Text_20_body"><text:span text:style-name="Strong_20_Emphasis"><text:span text:style-name="T1">Required:</text:span></text:span></text:p>
      <text:list xml:id="list2853497271749849206" text:style-name="L16">
        <text:list-item>
          <text:p text:style-name="P17"><text:span text:style-name="T1">Every entry must have a </text:span><text:span text:style-name="Source_20_Text"><text:span text:style-name="T1">hooks</text:span></text:span><text:span text:style-name="T1"> object with all fields defined (</text:span><text:span text:style-name="Source_20_Text"><text:span text:style-name="T1">true</text:span></text:span><text:span text:style-name="T1"> or </text:span><text:span text:style-name="Source_20_Text"><text:span text:style-name="T1">false</text:span></text:span><text:span text:style-name="T1">) to avoid </text:span><text:span text:style-name="Source_20_Text"><text:span text:style-name="T1">undefined</text:span></text:span><text:span text:style-name="T1"> influencing scoring later.</text:span></text:p>
        </text:list-item>
        <text:list-item>
          <text:p text:style-name="P17"><text:span text:style-name="T1">Each </text:span><text:span text:style-name="Source_20_Text"><text:span text:style-name="T1">summaryTemplates</text:span></text:span><text:span text:style-name="T1"> must be stand-alone, grammatically complete sentences.</text:span></text:p>
        </text:list-item>
      </text:list>
      <text:p text:style-name="P67"/>
      <text:h text:style-name="Heading_20_3" text:outline-level="3"><text:soft-page-break/><text:span text:style-name="T1">3.7 Location: </text:span><text:span text:style-name="Source_20_Text"><text:span text:style-name="T1">BASE_LOCATIONS</text:span></text:span></text:h>
      <text:p text:style-name="P39">Locations are keyed by alignment/relationship buckets: </text:p>
      <text:p text:style-name="P39">item-backstory-generator</text:p>
      <text:p text:style-name="P70"><text:span text:style-name="Source_20_Text"><text:span text:style-name="T1">const BASE_LOCATIONS = {</text:span></text:span></text:p>
      <text:p text:style-name="P70"><text:span text:style-name="Source_20_Text"><text:span text:style-name="T1"><text:s text:c="2"/>goodAligned: [</text:span></text:span></text:p>
      <text:p text:style-name="P70"><text:span text:style-name="Source_20_Text"><text:span text:style-name="T1"><text:s text:c="4"/>{</text:span></text:span></text:p>
      <text:p text:style-name="P70"><text:span text:style-name="Source_20_Text"><text:span text:style-name="T1"><text:s text:c="6"/>id: "clifftop_monastery",</text:span></text:span></text:p>
      <text:p text:style-name="P70"><text:span text:style-name="Source_20_Text"><text:span text:style-name="T1"><text:s text:c="6"/>category: "sacred",</text:span></text:span></text:p>
      <text:p text:style-name="P70"><text:span text:style-name="Source_20_Text"><text:span text:style-name="T1"><text:s text:c="6"/>templates: [</text:span></text:span></text:p>
      <text:p text:style-name="P70"><text:span text:style-name="Source_20_Text"><text:span text:style-name="T1"><text:s text:c="8"/>"The last reliable accounts place it in a storm-battered monastery perched on a cliff above the sea.",</text:span></text:span></text:p>
      <text:p text:style-name="P70"><text:span text:style-name="Source_20_Text"><text:span text:style-name="T1"><text:s text:c="8"/>"It was last known to rest in a remote hillside abbey where the wind never quite falls silent.",</text:span></text:span></text:p>
      <text:p text:style-name="P70"><text:span text:style-name="Source_20_Text"><text:span text:style-name="T1"><text:s text:c="6"/>],</text:span></text:span></text:p>
      <text:p text:style-name="P70"><text:span text:style-name="Source_20_Text"><text:span text:style-name="T1"><text:s text:c="4"/>},</text:span></text:span></text:p>
      <text:p text:style-name="P70"><text:span text:style-name="Source_20_Text"><text:span text:style-name="T1"><text:s text:c="4"/>// ...</text:span></text:span></text:p>
      <text:p text:style-name="P70"><text:span text:style-name="Source_20_Text"><text:span text:style-name="T1"><text:s text:c="2"/>],</text:span></text:span></text:p>
      <text:p text:style-name="P70"><text:span text:style-name="Source_20_Text"><text:span text:style-name="T1"><text:s text:c="2"/>evilAligned: [ ... ],</text:span></text:span></text:p>
      <text:p text:style-name="P70"><text:span text:style-name="Source_20_Text"><text:span text:style-name="T1"><text:s text:c="2"/>corrupted: [ ... ],</text:span></text:span></text:p>
      <text:p text:style-name="P70"><text:span text:style-name="Source_20_Text"><text:span text:style-name="T1"><text:s text:c="2"/>sanctified: [ ... ],</text:span></text:span></text:p>
      <text:p text:style-name="P78"><text:span text:style-name="Source_20_Text"><text:span text:style-name="T1">};</text:span></text:span></text:p>
      <text:p text:style-name="Text_20_body"><text:span text:style-name="Source_20_Text"><text:span text:style-name="T1">generateItemLocation(originData, historyData)</text:span></text:span><text:span text:style-name="T1">:</text:span></text:p>
      <text:list xml:id="list5583471697551138640" text:style-name="L17">
        <text:list-item>
          <text:p text:style-name="P18"><text:span text:style-name="T1">Chooses an appropriate bucket based on </text:span><text:span text:style-name="Source_20_Text"><text:span text:style-name="T1">originAxis</text:span></text:span><text:span text:style-name="T1"> + </text:span><text:span text:style-name="Source_20_Text"><text:span text:style-name="T1">itemState</text:span></text:span><text:span text:style-name="T1">.</text:span></text:p>
        </text:list-item>
        <text:list-item>
          <text:p text:style-name="P49">Randomly picks a location entry and one template.</text:p>
        </text:list-item>
        <text:list-item>
          <text:p text:style-name="P18"><text:span text:style-name="T1">Sets </text:span><text:span text:style-name="Source_20_Text"><text:span text:style-name="T1">category</text:span></text:span><text:span text:style-name="T1"> (for witness tails) and </text:span><text:span text:style-name="Source_20_Text"><text:span text:style-name="T1">secrecy</text:span></text:span><text:span text:style-name="T1"> (</text:span><text:span text:style-name="Source_20_Text"><text:span text:style-name="T1">"obscure" | "rumored" | "well_known"</text:span></text:span><text:span text:style-name="T1">).</text:span></text:p>
        </text:list-item>
      </text:list>
      <text:p text:style-name="Text_20_body"><text:span text:style-name="Strong_20_Emphasis"><text:span text:style-name="T1">Required:</text:span></text:span></text:p>
      <text:list xml:id="list930484634031062618" text:style-name="L18">
        <text:list-item>
          <text:p text:style-name="P50">Each location entry must have:</text:p>
          <text:list>
            <text:list-item>
              <text:p text:style-name="P19"><text:span text:style-name="Source_20_Text"><text:span text:style-name="T1">id</text:span></text:span></text:p>
            </text:list-item>
            <text:list-item>
              <text:p text:style-name="P19"><text:span text:style-name="Source_20_Text"><text:span text:style-name="T1">category</text:span></text:span></text:p>
            </text:list-item>
            <text:list-item>
              <text:p text:style-name="P19"><text:span text:style-name="Source_20_Text"><text:span text:style-name="T1">templates</text:span></text:span><text:span text:style-name="T1"> (non-empty array).</text:span></text:p>
            </text:list-item>
          </text:list>
        </text:list-item>
        <text:list-item>
          <text:p text:style-name="P50">Each bucket should have at least 1 entry to avoid empty draws.</text:p>
        </text:list-item>
      </text:list>
      <text:p text:style-name="P67"/>
      <text:h text:style-name="Heading_20_3" text:outline-level="3"><text:span text:style-name="T1">3.8 Reputation: </text:span><text:span text:style-name="Source_20_Text"><text:span text:style-name="T1">REPUTATION_SENTENCES</text:span></text:span></text:h>
      <text:p text:style-name="P39">Though the full table isn’t shown in the snippets, the pattern is:</text:p>
      <text:p text:style-name="P70"><text:span text:style-name="Source_20_Text"><text:span text:style-name="T1">const REPUTATION_SENTENCES = {</text:span></text:span></text:p>
      <text:p text:style-name="P70"><text:span text:style-name="Source_20_Text"><text:span text:style-name="T1"><text:s text:c="2"/>goodAligned: {</text:span></text:span></text:p>
      <text:p text:style-name="P70"><text:span text:style-name="Source_20_Text"><text:span text:style-name="T1"><text:s text:c="4"/>weal: [ "...", "..." ],</text:span></text:span></text:p>
      <text:p text:style-name="P70"><text:span text:style-name="Source_20_Text"><text:span text:style-name="T1"><text:s text:c="4"/>woe: <text:s/>[ "...", "..." ],</text:span></text:span></text:p>
      <text:p text:style-name="P70"><text:span text:style-name="Source_20_Text"><text:span text:style-name="T1"><text:s text:c="4"/>neutral: [ "..." ],</text:span></text:span></text:p>
      <text:p text:style-name="P70"><text:span text:style-name="Source_20_Text"><text:span text:style-name="T1"><text:s text:c="2"/>},</text:span></text:span></text:p>
      <text:p text:style-name="P70"><text:span text:style-name="Source_20_Text"><text:span text:style-name="T1"><text:s text:c="2"/>corrupted: { ... },</text:span></text:span></text:p>
      <text:p text:style-name="P70"><text:span text:style-name="Source_20_Text"><text:span text:style-name="T1"><text:s text:c="2"/>sanctified: { ... },</text:span></text:span></text:p>
      <text:p text:style-name="P70"><text:span text:style-name="Source_20_Text"><text:span text:style-name="T1"><text:s text:c="2"/>// Possibly keyed by itemAxis, hooks, etc.</text:span></text:span></text:p>
      <text:p text:style-name="P78"><text:span text:style-name="Source_20_Text"><text:span text:style-name="T1">};</text:span></text:span></text:p>
      <text:p text:style-name="Text_20_body"><text:span text:style-name="Source_20_Text"><text:span text:style-name="T1">generateItemReputation(originData, historyData)</text:span></text:span><text:span text:style-name="T1">:</text:span></text:p>
      <text:list xml:id="list1448016512158181333" text:style-name="L19">
        <text:list-item>
          <text:p text:style-name="P20"><text:span text:style-name="T1">Uses </text:span><text:span text:style-name="Source_20_Text"><text:span text:style-name="T1">historyData.hooks</text:span></text:span><text:span text:style-name="T1"> to pick whether the item is publicly known for weal, woe, or mixed.</text:span></text:p>
        </text:list-item>
        <text:list-item>
          <text:p text:style-name="P20"><text:span text:style-name="T1">Sets </text:span><text:span text:style-name="Source_20_Text"><text:span text:style-name="T1">prominence</text:span></text:span><text:span text:style-name="T1"> (</text:span><text:span text:style-name="Source_20_Text"><text:span text:style-name="T1">"prominent"</text:span></text:span><text:span text:style-name="T1"> / </text:span><text:span text:style-name="Source_20_Text"><text:span text:style-name="T1">"obscure"</text:span></text:span><text:span text:style-name="T1">) based on hooks like </text:span><text:span text:style-name="Source_20_Text"><text:span text:style-name="T1">hasRumors</text:span></text:span><text:span text:style-name="T1">, </text:span><text:span text:style-name="Source_20_Text"><text:span text:style-name="T1">hasProphecy</text:span></text:span><text:span text:style-name="T1">, </text:span><text:soft-page-break/><text:span text:style-name="Source_20_Text"><text:span text:style-name="T1">activelySoughtByNotorious</text:span></text:span><text:span text:style-name="T1">.</text:span></text:p>
        </text:list-item>
      </text:list>
      <text:p text:style-name="Text_20_body"><text:span text:style-name="Strong_20_Emphasis"><text:span text:style-name="T1">Required:</text:span></text:span></text:p>
      <text:list xml:id="list2283622999330643703" text:style-name="L20">
        <text:list-item>
          <text:p text:style-name="P51">For each state or axis bucket you support, ensure at least one sentence.</text:p>
        </text:list-item>
        <text:list-item>
          <text:p text:style-name="P21"><text:span text:style-name="T1">Make sure to set </text:span><text:span text:style-name="Source_20_Text"><text:span text:style-name="T1">reputation.prominence</text:span></text:span><text:span text:style-name="T1">.</text:span></text:p>
        </text:list-item>
      </text:list>
      <text:p text:style-name="P67"/>
      <text:h text:style-name="Heading_20_3" text:outline-level="3"><text:span text:style-name="T1">3.9 Destruction Factions: </text:span><text:span text:style-name="Source_20_Text"><text:span text:style-name="T1">DESTROY_FACTIONS</text:span></text:span></text:h>
      <text:p text:style-name="P39">Similarly structured table (not fully printed here):</text:p>
      <text:p text:style-name="P70"><text:span text:style-name="Source_20_Text"><text:span text:style-name="T1">const DESTROY_FACTIONS = {</text:span></text:span></text:p>
      <text:p text:style-name="P70"><text:span text:style-name="Source_20_Text"><text:span text:style-name="T1"><text:s text:c="2"/>goodItem: [</text:span></text:span></text:p>
      <text:p text:style-name="P70"><text:span text:style-name="Source_20_Text"><text:span text:style-name="T1"><text:s text:c="4"/>{ id, templates: [ ... ], alignment: "evil", role: "cult" },</text:span></text:span></text:p>
      <text:p text:style-name="P70"><text:span text:style-name="Source_20_Text"><text:span text:style-name="T1"><text:s text:c="2"/>],</text:span></text:span></text:p>
      <text:p text:style-name="P70"><text:span text:style-name="Source_20_Text"><text:span text:style-name="T1"><text:s text:c="2"/>evilItem: [</text:span></text:span></text:p>
      <text:p text:style-name="P70"><text:span text:style-name="Source_20_Text"><text:span text:style-name="T1"><text:s text:c="4"/>{ id, templates: [ ... ], alignment: "good", role: "order" }</text:span></text:span></text:p>
      <text:p text:style-name="P70"><text:span text:style-name="Source_20_Text"><text:span text:style-name="T1"><text:s text:c="2"/>],</text:span></text:span></text:p>
      <text:p text:style-name="P70"><text:span text:style-name="Source_20_Text"><text:span text:style-name="T1"><text:s text:c="2"/>corrupted: [ ... ],</text:span></text:span></text:p>
      <text:p text:style-name="P70"><text:span text:style-name="Source_20_Text"><text:span text:style-name="T1"><text:s text:c="2"/>sanctified: [ ... ],</text:span></text:span></text:p>
      <text:p text:style-name="P78"><text:span text:style-name="Source_20_Text"><text:span text:style-name="T1">};</text:span></text:span></text:p>
      <text:p text:style-name="Text_20_body"><text:span text:style-name="Source_20_Text"><text:span text:style-name="T1">generateDestructionFaction()</text:span></text:span><text:span text:style-name="T1">:</text:span></text:p>
      <text:list xml:id="list6585415890239497002" text:style-name="L21">
        <text:list-item>
          <text:p text:style-name="P22"><text:span text:style-name="T1">Chooses which bucket to use based on </text:span><text:span text:style-name="Source_20_Text"><text:span text:style-name="T1">itemAxis</text:span></text:span><text:span text:style-name="T1"> and </text:span><text:span text:style-name="Source_20_Text"><text:span text:style-name="T1">itemState</text:span></text:span><text:span text:style-name="T1">.</text:span></text:p>
        </text:list-item>
        <text:list-item>
          <text:p text:style-name="P22"><text:span text:style-name="T1">Optionally biases towards factions tied to </text:span><text:span text:style-name="Source_20_Text"><text:span text:style-name="T1">linkedToNotoriousGroup</text:span></text:span><text:span text:style-name="T1"> or </text:span><text:span text:style-name="Source_20_Text"><text:span text:style-name="T1">hasProphecy</text:span></text:span><text:span text:style-name="T1">.</text:span></text:p>
        </text:list-item>
        <text:list-item>
          <text:p text:style-name="P22"><text:span text:style-name="T1">Returns </text:span><text:span text:style-name="Source_20_Text"><text:span text:style-name="T1">{ text, id, role, alignment }</text:span></text:span><text:span text:style-name="T1">.</text:span></text:p>
        </text:list-item>
      </text:list>
      <text:p text:style-name="Text_20_body"><text:span text:style-name="Strong_20_Emphasis"><text:span text:style-name="T1">Required:</text:span></text:span></text:p>
      <text:list xml:id="list3517078885865234113" text:style-name="L22">
        <text:list-item>
          <text:p text:style-name="P52">At least one entry per logical combination you care about (good/evil/corrupted/sanctified).</text:p>
        </text:list-item>
        <text:list-item>
          <text:p text:style-name="P52">Each entry needs at least one template.</text:p>
        </text:list-item>
      </text:list>
      <text:p text:style-name="P67"/>
      <text:h text:style-name="Heading_20_3" text:outline-level="3"><text:span text:style-name="T1">3.10 Power State: </text:span><text:span text:style-name="Source_20_Text"><text:span text:style-name="T1">POWER_STATE_SENTENCES</text:span></text:span></text:h>
      <text:p text:style-name="P70"><text:span text:style-name="Source_20_Text"><text:span text:style-name="T1">const POWER_STATE_SENTENCES = {</text:span></text:span></text:p>
      <text:p text:style-name="P70"><text:span text:style-name="Source_20_Text"><text:span text:style-name="T1"><text:s text:c="2"/>good: {</text:span></text:span></text:p>
      <text:p text:style-name="P70"><text:span text:style-name="Source_20_Text"><text:span text:style-name="T1"><text:s text:c="4"/>dormant: [ "...", "..." ],</text:span></text:span></text:p>
      <text:p text:style-name="P70"><text:span text:style-name="Source_20_Text"><text:span text:style-name="T1"><text:s text:c="4"/>awakened: [ "...", "..." ],</text:span></text:span></text:p>
      <text:p text:style-name="P70"><text:span text:style-name="Source_20_Text"><text:span text:style-name="T1"><text:s text:c="2"/>},</text:span></text:span></text:p>
      <text:p text:style-name="P70"><text:span text:style-name="Source_20_Text"><text:span text:style-name="T1"><text:s text:c="2"/>evil: {</text:span></text:span></text:p>
      <text:p text:style-name="P70"><text:span text:style-name="Source_20_Text"><text:span text:style-name="T1"><text:s text:c="4"/>dormant: [ "...", "..." ],</text:span></text:span></text:p>
      <text:p text:style-name="P70"><text:span text:style-name="Source_20_Text"><text:span text:style-name="T1"><text:s text:c="4"/>awakened: [ "...", "..." ],</text:span></text:span></text:p>
      <text:p text:style-name="P70"><text:span text:style-name="Source_20_Text"><text:span text:style-name="T1"><text:s text:c="2"/>},</text:span></text:span></text:p>
      <text:p text:style-name="P70"><text:span text:style-name="Source_20_Text"><text:span text:style-name="T1"><text:s text:c="2"/>neutralFallback: {</text:span></text:span></text:p>
      <text:p text:style-name="P70"><text:span text:style-name="Source_20_Text"><text:span text:style-name="T1"><text:s text:c="4"/>dormant: [ "...", "..." ],</text:span></text:span></text:p>
      <text:p text:style-name="P70"><text:span text:style-name="Source_20_Text"><text:span text:style-name="T1"><text:s text:c="4"/>awakened: [ "...", "..." ],</text:span></text:span></text:p>
      <text:p text:style-name="P70"><text:span text:style-name="Source_20_Text"><text:span text:style-name="T1"><text:s text:c="2"/>},</text:span></text:span></text:p>
      <text:p text:style-name="P78"><text:span text:style-name="Source_20_Text"><text:span text:style-name="T1">};</text:span></text:span></text:p>
      <text:p text:style-name="Text_20_body"><text:span text:style-name="T1">Used by </text:span><text:span text:style-name="Source_20_Text"><text:span text:style-name="T1">generatePowerState()</text:span></text:span><text:span text:style-name="T1"> after scoring. </text:span></text:p>
      <text:p text:style-name="P39">item-backstory-generator</text:p>
      <text:p text:style-name="Text_20_body"><text:span text:style-name="Strong_20_Emphasis"><text:span text:style-name="T1">Required:</text:span></text:span></text:p>
      <text:list xml:id="list2066139968773860834" text:style-name="L23">
        <text:list-item>
          <text:p text:style-name="P23"><text:span text:style-name="T1">For each axis bucket (</text:span><text:span text:style-name="Source_20_Text"><text:span text:style-name="T1">good</text:span></text:span><text:span text:style-name="T1">, </text:span><text:span text:style-name="Source_20_Text"><text:span text:style-name="T1">evil</text:span></text:span><text:span text:style-name="T1">, </text:span><text:span text:style-name="Source_20_Text"><text:span text:style-name="T1">neutralFallback</text:span></text:span><text:span text:style-name="T1">), provide </text:span><text:span text:style-name="Source_20_Text"><text:span text:style-name="T1">dormant</text:span></text:span><text:span text:style-name="T1"> and </text:span><text:span text:style-name="Source_20_Text"><text:span text:style-name="T1">awakened</text:span></text:span><text:span text:style-name="T1"> arrays.</text:span></text:p>
        </text:list-item>
        <text:list-item>
          <text:p text:style-name="P53">Ensure text is generic enough to pair with any origin/history.</text:p>
        </text:list-item>
      </text:list>
      <text:p text:style-name="P67"><text:soft-page-break/></text:p>
      <text:h text:style-name="Heading_20_3" text:outline-level="3"><text:span text:style-name="T1">3.11 Witness Tables: </text:span><text:span text:style-name="Source_20_Text"><text:span text:style-name="T1">WITNESS_BASES</text:span></text:span><text:span text:style-name="T1"> &amp; </text:span><text:span text:style-name="Source_20_Text"><text:span text:style-name="T1">WITNESS_LOCATION_TAILS</text:span></text:span></text:h>
      <text:p text:style-name="P39">Witness base archetypes:</text:p>
      <text:p text:style-name="P70"><text:span text:style-name="Source_20_Text"><text:span text:style-name="T1">const WITNESS_BASES = {</text:span></text:span></text:p>
      <text:p text:style-name="P70"><text:span text:style-name="Source_20_Text"><text:span text:style-name="T1"><text:s text:c="2"/>goodAligned: [</text:span></text:span></text:p>
      <text:p text:style-name="P70"><text:span text:style-name="Source_20_Text"><text:span text:style-name="T1"><text:s text:c="4"/>{</text:span></text:span></text:p>
      <text:p text:style-name="P70"><text:span text:style-name="Source_20_Text"><text:span text:style-name="T1"><text:s text:c="6"/>id: "retired_champion",</text:span></text:span></text:p>
      <text:p text:style-name="P70"><text:span text:style-name="Source_20_Text"><text:span text:style-name="T1"><text:s text:c="6"/>alignment: "good",</text:span></text:span></text:p>
      <text:p text:style-name="P70"><text:span text:style-name="Source_20_Text"><text:span text:style-name="T1"><text:s text:c="6"/>role: "knight",</text:span></text:span></text:p>
      <text:p text:style-name="P70"><text:span text:style-name="Source_20_Text"><text:span text:style-name="T1"><text:s text:c="6"/>templates: [ "A retired knight claims to have seen it used in...", "..."],</text:span></text:span></text:p>
      <text:p text:style-name="P70"><text:span text:style-name="Source_20_Text"><text:span text:style-name="T1"><text:s text:c="4"/>},</text:span></text:span></text:p>
      <text:p text:style-name="P70"><text:span text:style-name="Source_20_Text"><text:span text:style-name="T1"><text:s text:c="4"/>// ...</text:span></text:span></text:p>
      <text:p text:style-name="P70"><text:span text:style-name="Source_20_Text"><text:span text:style-name="T1"><text:s text:c="2"/>],</text:span></text:span></text:p>
      <text:p text:style-name="P70"><text:span text:style-name="Source_20_Text"><text:span text:style-name="T1"><text:s text:c="2"/>evilAligned: [ ... ],</text:span></text:span></text:p>
      <text:p text:style-name="P70"><text:span text:style-name="Source_20_Text"><text:span text:style-name="T1"><text:s text:c="2"/>corrupted: [ ... ],</text:span></text:span></text:p>
      <text:p text:style-name="P70"><text:span text:style-name="Source_20_Text"><text:span text:style-name="T1"><text:s text:c="2"/>sanctified: [ ... ],</text:span></text:span></text:p>
      <text:p text:style-name="P78"><text:span text:style-name="Source_20_Text"><text:span text:style-name="T1">};</text:span></text:span></text:p>
      <text:p text:style-name="P39">Location-tail flavor: </text:p>
      <text:p text:style-name="P39">item-backstory-generator</text:p>
      <text:p text:style-name="P70"><text:span text:style-name="Source_20_Text"><text:span text:style-name="T1">const WITNESS_LOCATION_TAILS = {</text:span></text:span></text:p>
      <text:p text:style-name="P70"><text:span text:style-name="Source_20_Text"><text:span text:style-name="T1"><text:s text:c="2"/>sacred: [</text:span></text:span></text:p>
      <text:p text:style-name="P70"><text:span text:style-name="Source_20_Text"><text:span text:style-name="T1"><text:s text:c="4"/>"They insist the monks who guard it speak of it only in whispers.",</text:span></text:span></text:p>
      <text:p text:style-name="P70"><text:span text:style-name="Source_20_Text"><text:span text:style-name="T1"><text:s text:c="4"/>// ...</text:span></text:span></text:p>
      <text:p text:style-name="P70"><text:span text:style-name="Source_20_Text"><text:span text:style-name="T1"><text:s text:c="2"/>],</text:span></text:span></text:p>
      <text:p text:style-name="P70"><text:span text:style-name="Source_20_Text"><text:span text:style-name="T1"><text:s text:c="2"/>hermitage: [</text:span></text:span></text:p>
      <text:p text:style-name="P70"><text:span text:style-name="Source_20_Text"><text:span text:style-name="T1"><text:s text:c="4"/>"They admit that finding the hermitage again would require following half-remembered paths and old instincts.",</text:span></text:span></text:p>
      <text:p text:style-name="P70"><text:span text:style-name="Source_20_Text"><text:span text:style-name="T1"><text:s text:c="4"/>// ...</text:span></text:span></text:p>
      <text:p text:style-name="P70"><text:span text:style-name="Source_20_Text"><text:span text:style-name="T1"><text:s text:c="2"/>],</text:span></text:span></text:p>
      <text:p text:style-name="P70"><text:span text:style-name="Source_20_Text"><text:span text:style-name="T1"><text:s text:c="2"/>default: [</text:span></text:span></text:p>
      <text:p text:style-name="P70"><text:span text:style-name="Source_20_Text"><text:span text:style-name="T1"><text:s text:c="4"/>"They know just enough to point you in a direction...",</text:span></text:span></text:p>
      <text:p text:style-name="P70"><text:span text:style-name="Source_20_Text"><text:span text:style-name="T1"><text:s text:c="4"/>// ...</text:span></text:span></text:p>
      <text:p text:style-name="P70"><text:span text:style-name="Source_20_Text"><text:span text:style-name="T1"><text:s text:c="2"/>],</text:span></text:span></text:p>
      <text:p text:style-name="P78"><text:span text:style-name="Source_20_Text"><text:span text:style-name="T1">};</text:span></text:span></text:p>
      <text:p text:style-name="Text_20_body"><text:span text:style-name="Source_20_Text"><text:span text:style-name="T1">generateItemWitness()</text:span></text:span><text:span text:style-name="T1">:</text:span></text:p>
      <text:list xml:id="list7051706395155861915" text:style-name="L24">
        <text:list-item>
          <text:p text:style-name="P24"><text:span text:style-name="T1">Picks a base from </text:span><text:span text:style-name="Source_20_Text"><text:span text:style-name="T1">WITNESS_BASES</text:span></text:span><text:span text:style-name="T1"> via </text:span><text:span text:style-name="Source_20_Text"><text:span text:style-name="T1">pickWitnessBase</text:span></text:span><text:span text:style-name="T1">.</text:span></text:p>
        </text:list-item>
        <text:list-item>
          <text:p text:style-name="P24"><text:span text:style-name="T1">Appends a location tail from </text:span><text:span text:style-name="Source_20_Text"><text:span text:style-name="T1">WITNESS_LOCATION_TAILS[category || "default"]</text:span></text:span><text:span text:style-name="T1">.</text:span></text:p>
        </text:list-item>
      </text:list>
      <text:p text:style-name="Text_20_body"><text:span text:style-name="Strong_20_Emphasis"><text:span text:style-name="T1">Required:</text:span></text:span></text:p>
      <text:list xml:id="list6328870018107104050" text:style-name="L25">
        <text:list-item>
          <text:p text:style-name="P25"><text:span text:style-name="T1">Each base entry: </text:span><text:span text:style-name="Source_20_Text"><text:span text:style-name="T1">id</text:span></text:span><text:span text:style-name="T1">, </text:span><text:span text:style-name="Source_20_Text"><text:span text:style-name="T1">alignment</text:span></text:span><text:span text:style-name="T1">, </text:span><text:span text:style-name="Source_20_Text"><text:span text:style-name="T1">role</text:span></text:span><text:span text:style-name="T1">, </text:span><text:span text:style-name="Source_20_Text"><text:span text:style-name="T1">templates</text:span></text:span><text:span text:style-name="T1">.</text:span></text:p>
        </text:list-item>
        <text:list-item>
          <text:p text:style-name="P25"><text:span text:style-name="T1">Location tails: ensure </text:span><text:span text:style-name="Source_20_Text"><text:span text:style-name="T1">default</text:span></text:span><text:span text:style-name="T1"> exists as a fallback.</text:span></text:p>
        </text:list-item>
      </text:list>
      <text:p text:style-name="P67"/>
      <text:h text:style-name="P66" text:outline-level="2">4. How to Expand the Data Structures Safely</text:h>
      <text:p text:style-name="P39">Below is a practical “how to” for expanding each major table.</text:p>
      <text:h text:style-name="P68" text:outline-level="3">4.1 Adding a New Tag</text:h>
      <text:list xml:id="list2540491325282129566" text:style-name="L26">
        <text:list-item>
          <text:p text:style-name="P26"><text:span text:style-name="Strong_20_Emphasis"><text:span text:style-name="T1">Add tone definition</text:span></text:span></text:p>
          <text:p text:style-name="P26"><text:span text:style-name="T1">In </text:span><text:span text:style-name="Source_20_Text"><text:span text:style-name="T1">TAG_DEFINITIONS</text:span></text:span><text:span text:style-name="T1">:</text:span></text:p>
          <text:p text:style-name="P81"><text:soft-page-break/><text:span text:style-name="Source_20_Text"><text:span text:style-name="T1">valour: { tone: "good" },</text:span></text:span></text:p>
        </text:list-item>
        <text:list-item>
          <text:p text:style-name="P26"><text:span text:style-name="Strong_20_Emphasis"><text:span text:style-name="T1">Add motivations</text:span></text:span></text:p>
          <text:p text:style-name="P26"><text:span text:style-name="T1">In </text:span><text:span text:style-name="Source_20_Text"><text:span text:style-name="T1">TAG_MOTIVATIONS</text:span></text:span><text:span text:style-name="T1">:</text:span></text:p>
          <text:p text:style-name="P73"><text:span text:style-name="Source_20_Text"><text:span text:style-name="T1">good: {</text:span></text:span></text:p>
          <text:p text:style-name="P73"><text:span text:style-name="Source_20_Text"><text:span text:style-name="T1"><text:s text:c="2"/>valour: [</text:span></text:span></text:p>
          <text:p text:style-name="P73"><text:span text:style-name="Source_20_Text"><text:span text:style-name="T1"><text:s text:c="4"/>"to honor those who never fled from the line",</text:span></text:span></text:p>
          <text:p text:style-name="P73"><text:span text:style-name="Source_20_Text"><text:span text:style-name="T1"><text:s text:c="4"/>"to ensure that courage would be remembered when the battle was done",</text:span></text:span></text:p>
          <text:p text:style-name="P73"><text:span text:style-name="Source_20_Text"><text:span text:style-name="T1"><text:s text:c="2"/>],</text:span></text:span></text:p>
          <text:p text:style-name="P73"><text:span text:style-name="Source_20_Text"><text:span text:style-name="T1"><text:s text:c="2"/>// ...</text:span></text:span></text:p>
          <text:p text:style-name="P73"><text:span text:style-name="Source_20_Text"><text:span text:style-name="T1">},</text:span></text:span></text:p>
          <text:p text:style-name="P73"><text:span text:style-name="Source_20_Text"><text:span text:style-name="T1">// If you want neutral research uses:</text:span></text:span></text:p>
          <text:p text:style-name="P73"><text:span text:style-name="Source_20_Text"><text:span text:style-name="T1">neutral: {</text:span></text:span></text:p>
          <text:p text:style-name="P73"><text:span text:style-name="Source_20_Text"><text:span text:style-name="T1"><text:s text:c="2"/>valour: [</text:span></text:span></text:p>
          <text:p text:style-name="P73"><text:span text:style-name="Source_20_Text"><text:span text:style-name="T1"><text:s text:c="4"/>"to study how mortal courage falters and renews under pressure",</text:span></text:span></text:p>
          <text:p text:style-name="P73"><text:span text:style-name="Source_20_Text"><text:span text:style-name="T1"><text:s text:c="2"/>],</text:span></text:span></text:p>
          <text:p text:style-name="P81"><text:span text:style-name="Source_20_Text"><text:span text:style-name="T1">}</text:span></text:span></text:p>
        </text:list-item>
        <text:list-item>
          <text:p text:style-name="P26"><text:span text:style-name="Strong_20_Emphasis"><text:span text:style-name="T1">Use it in creators</text:span></text:span></text:p>
          <text:p text:style-name="P26"><text:span text:style-name="T1">Add to one or more creators’ </text:span><text:span text:style-name="Source_20_Text"><text:span text:style-name="T1">tags</text:span></text:span><text:span text:style-name="T1">.</text:span></text:p>
        </text:list-item>
        <text:list-item>
          <text:p text:style-name="P26"><text:span text:style-name="Strong_20_Emphasis"><text:span text:style-name="T1">Sanity check</text:span></text:span></text:p>
          <text:list>
            <text:list-item>
              <text:p text:style-name="P54">Roll multiple times to see the new language appear under different creators.</text:p>
            </text:list-item>
            <text:list-item>
              <text:p text:style-name="P26"><text:span text:style-name="T1">Ensure no spelling mismatch between </text:span><text:span text:style-name="Source_20_Text"><text:span text:style-name="T1">TAG_DEFINITIONS</text:span></text:span><text:span text:style-name="T1">, </text:span><text:span text:style-name="Source_20_Text"><text:span text:style-name="T1">TAG_MOTIVATIONS</text:span></text:span><text:span text:style-name="T1">, and </text:span><text:span text:style-name="Source_20_Text"><text:span text:style-name="T1">CREATORS_COMMISSIONERS</text:span></text:span><text:span text:style-name="T1">.</text:span></text:p>
            </text:list-item>
          </text:list>
        </text:list-item>
      </text:list>
      <text:p text:style-name="P67"/>
      <text:h text:style-name="P68" text:outline-level="3">4.2 Adding a New Creator / Commissioner</text:h>
      <text:list xml:id="list4046162209199287472" text:style-name="L27">
        <text:list-item>
          <text:p text:style-name="P27"><text:span text:style-name="T1">Decide </text:span><text:span text:style-name="Strong_20_Emphasis"><text:span text:style-name="T1">axis</text:span></text:span><text:span text:style-name="T1">: </text:span><text:span text:style-name="Source_20_Text"><text:span text:style-name="T1">good</text:span></text:span><text:span text:style-name="T1"> or </text:span><text:span text:style-name="Source_20_Text"><text:span text:style-name="T1">evil</text:span></text:span><text:span text:style-name="T1"> (this is where the creator lives in </text:span><text:span text:style-name="Source_20_Text"><text:span text:style-name="T1">CREATORS_COMMISSIONERS</text:span></text:span><text:span text:style-name="T1">).</text:span></text:p>
        </text:list-item>
        <text:list-item>
          <text:p text:style-name="P55">Add an entry:</text:p>
          <text:p text:style-name="P74"><text:span text:style-name="Source_20_Text"><text:span text:style-name="T1">CREATORS_COMMISSIONERS.good.push({</text:span></text:span></text:p>
          <text:p text:style-name="P74"><text:span text:style-name="Source_20_Text"><text:span text:style-name="T1"><text:s text:c="2"/>id: "saintly_reliquary_order",</text:span></text:span></text:p>
          <text:p text:style-name="P74"><text:span text:style-name="Source_20_Text"><text:span text:style-name="T1"><text:s text:c="2"/>type: "class", <text:s text:c="14"/>// or "npc"</text:span></text:span></text:p>
          <text:p text:style-name="P74"><text:span text:style-name="Source_20_Text"><text:span text:style-name="T1"><text:s text:c="2"/>size: "group",</text:span></text:span></text:p>
          <text:p text:style-name="P74"><text:span text:style-name="Source_20_Text"><text:span text:style-name="T1"><text:s text:c="2"/>noun: "reliquary order",</text:span></text:span></text:p>
          <text:p text:style-name="P74"><text:span text:style-name="Source_20_Text"><text:span text:style-name="T1"><text:s text:c="2"/>isCreator: true,</text:span></text:span></text:p>
          <text:p text:style-name="P74"><text:span text:style-name="Source_20_Text"><text:span text:style-name="T1"><text:s text:c="2"/>tags: ["celestial", "duty", "healing"],</text:span></text:span></text:p>
          <text:p text:style-name="P82"><text:span text:style-name="Source_20_Text"><text:span text:style-name="T1">});</text:span></text:span></text:p>
        </text:list-item>
        <text:list-item>
          <text:p text:style-name="P55">Ensure all tags are:</text:p>
          <text:list>
            <text:list-item>
              <text:p text:style-name="P27"><text:span text:style-name="T1">Defined in </text:span><text:span text:style-name="Source_20_Text"><text:span text:style-name="T1">TAG_DEFINITIONS</text:span></text:span><text:span text:style-name="T1">.</text:span></text:p>
            </text:list-item>
            <text:list-item>
              <text:p text:style-name="P27"><text:span text:style-name="T1">Have at least some motivation text in </text:span><text:span text:style-name="Source_20_Text"><text:span text:style-name="T1">TAG_MOTIVATIONS</text:span></text:span><text:span text:style-name="T1">.</text:span></text:p>
            </text:list-item>
          </text:list>
        </text:list-item>
        <text:list-item>
          <text:p text:style-name="P55">Consider narrative implications:</text:p>
          <text:list>
            <text:list-item>
              <text:p text:style-name="P55">Mostly good tags on a good creator → aligned good artifact.</text:p>
            </text:list-item>
            <text:list-item>
              <text:p text:style-name="P55">Mixed tags (good + evil) → depending on counts, you might get corrupted/sanctified outcomes.</text:p>
            </text:list-item>
          </text:list>
        </text:list-item>
      </text:list>
      <text:p text:style-name="P67"/>
      <text:h text:style-name="P68" text:outline-level="3">4.3 Adding a History Cause (Corruption or Redemption)</text:h>
      <text:list xml:id="list187785660103789175" text:style-name="L28">
        <text:list-item>
          <text:p text:style-name="P56">For corruption:</text:p>
          <text:p text:style-name="P75"><text:soft-page-break/><text:span text:style-name="Source_20_Text"><text:span text:style-name="T1">CORRUPTION_CAUSES.push({</text:span></text:span></text:p>
          <text:p text:style-name="P75"><text:span text:style-name="Source_20_Text"><text:span text:style-name="T1"><text:s text:c="2"/>id: "blighted_field_ritual",</text:span></text:span></text:p>
          <text:p text:style-name="P75"><text:span text:style-name="Source_20_Text"><text:span text:style-name="T1"><text:s text:c="2"/>tone: "woe",</text:span></text:span></text:p>
          <text:p text:style-name="P75"><text:span text:style-name="Source_20_Text"><text:span text:style-name="T1"><text:s text:c="2"/>kind: "corruption",</text:span></text:span></text:p>
          <text:p text:style-name="P75"><text:span text:style-name="Source_20_Text"><text:span text:style-name="T1"><text:s text:c="2"/>summaryTemplates: [</text:span></text:span></text:p>
          <text:p text:style-name="P75"><text:span text:style-name="Source_20_Text"><text:span text:style-name="T1"><text:s text:c="4"/>"Its magic turned sour when it was used to blight fields that once fed a peaceful valley.",</text:span></text:span></text:p>
          <text:p text:style-name="P75"><text:span text:style-name="Source_20_Text"><text:span text:style-name="T1"><text:s text:c="4"/>"The item was twisted during a desperate ritual meant to starve an advancing army, and the land has not forgiven it.",</text:span></text:span></text:p>
          <text:p text:style-name="P75"><text:span text:style-name="Source_20_Text"><text:span text:style-name="T1"><text:s text:c="2"/>],</text:span></text:span></text:p>
          <text:p text:style-name="P75"><text:span text:style-name="Source_20_Text"><text:span text:style-name="T1"><text:s text:c="2"/>hooks: {</text:span></text:span></text:p>
          <text:p text:style-name="P75"><text:span text:style-name="Source_20_Text"><text:span text:style-name="T1"><text:s text:c="4"/>linkedToNotoriousIndividual: false,</text:span></text:span></text:p>
          <text:p text:style-name="P75"><text:span text:style-name="Source_20_Text"><text:span text:style-name="T1"><text:s text:c="4"/>linkedToNotoriousGroup: true,</text:span></text:span></text:p>
          <text:p text:style-name="P75"><text:span text:style-name="Source_20_Text"><text:span text:style-name="T1"><text:s text:c="4"/>eventOfWeal: false,</text:span></text:span></text:p>
          <text:p text:style-name="P75"><text:span text:style-name="Source_20_Text"><text:span text:style-name="T1"><text:s text:c="4"/>eventOfWoe: true,</text:span></text:span></text:p>
          <text:p text:style-name="P75"><text:span text:style-name="Source_20_Text"><text:span text:style-name="T1"><text:s text:c="4"/>thoughtLostOrDestroyed: false,</text:span></text:span></text:p>
          <text:p text:style-name="P75"><text:span text:style-name="Source_20_Text"><text:span text:style-name="T1"><text:s text:c="4"/>activelySoughtByNotorious: true,</text:span></text:span></text:p>
          <text:p text:style-name="P75"><text:span text:style-name="Source_20_Text"><text:span text:style-name="T1"><text:s text:c="4"/>hasRumors: true,</text:span></text:span></text:p>
          <text:p text:style-name="P75"><text:span text:style-name="Source_20_Text"><text:span text:style-name="T1"><text:s text:c="4"/>hasProphecy: false,</text:span></text:span></text:p>
          <text:p text:style-name="P75"><text:span text:style-name="Source_20_Text"><text:span text:style-name="T1"><text:s text:c="2"/>},</text:span></text:span></text:p>
          <text:p text:style-name="P83"><text:span text:style-name="Source_20_Text"><text:span text:style-name="T1">});</text:span></text:span></text:p>
        </text:list-item>
        <text:list-item>
          <text:p text:style-name="P56">For redemption:</text:p>
          <text:p text:style-name="P75"><text:span text:style-name="Source_20_Text"><text:span text:style-name="T1">REDEMPTION_CAUSES.push({</text:span></text:span></text:p>
          <text:p text:style-name="P75"><text:span text:style-name="Source_20_Text"><text:span text:style-name="T1"><text:s text:c="2"/>id: "vigil_of_atonement",</text:span></text:span></text:p>
          <text:p text:style-name="P75"><text:span text:style-name="Source_20_Text"><text:span text:style-name="T1"><text:s text:c="2"/>tone: "weal",</text:span></text:span></text:p>
          <text:p text:style-name="P75"><text:span text:style-name="Source_20_Text"><text:span text:style-name="T1"><text:s text:c="2"/>kind: "redemption",</text:span></text:span></text:p>
          <text:p text:style-name="P75"><text:span text:style-name="Source_20_Text"><text:span text:style-name="T1"><text:s text:c="2"/>summaryTemplates: [</text:span></text:span></text:p>
          <text:p text:style-name="P75"><text:span text:style-name="Source_20_Text"><text:span text:style-name="T1"><text:s text:c="4"/>"Over a long vigil of fasting and prayer, a keeper of the item slowly coaxed its magic back toward mercy.",</text:span></text:span></text:p>
          <text:p text:style-name="P75"><text:span text:style-name="Source_20_Text"><text:span text:style-name="T1"><text:s text:c="2"/>],</text:span></text:span></text:p>
          <text:p text:style-name="P75"><text:span text:style-name="Source_20_Text"><text:span text:style-name="T1"><text:s text:c="2"/>hooks: {</text:span></text:span></text:p>
          <text:p text:style-name="P75"><text:span text:style-name="Source_20_Text"><text:span text:style-name="T1"><text:s text:c="4"/>linkedToNotoriousIndividual: true,</text:span></text:span></text:p>
          <text:p text:style-name="P75"><text:span text:style-name="Source_20_Text"><text:span text:style-name="T1"><text:s text:c="4"/>linkedToNotoriousGroup: false,</text:span></text:span></text:p>
          <text:p text:style-name="P75"><text:span text:style-name="Source_20_Text"><text:span text:style-name="T1"><text:s text:c="4"/>eventOfWeal: true,</text:span></text:span></text:p>
          <text:p text:style-name="P75"><text:span text:style-name="Source_20_Text"><text:span text:style-name="T1"><text:s text:c="4"/>eventOfWoe: false,</text:span></text:span></text:p>
          <text:p text:style-name="P75"><text:span text:style-name="Source_20_Text"><text:span text:style-name="T1"><text:s text:c="4"/>thoughtLostOrDestroyed: false,</text:span></text:span></text:p>
          <text:p text:style-name="P75"><text:span text:style-name="Source_20_Text"><text:span text:style-name="T1"><text:s text:c="4"/>activelySoughtByNotorious: false,</text:span></text:span></text:p>
          <text:p text:style-name="P75"><text:span text:style-name="Source_20_Text"><text:span text:style-name="T1"><text:s text:c="4"/>hasRumors: true,</text:span></text:span></text:p>
          <text:p text:style-name="P75"><text:span text:style-name="Source_20_Text"><text:span text:style-name="T1"><text:s text:c="4"/>hasProphecy: true,</text:span></text:span></text:p>
          <text:p text:style-name="P75"><text:span text:style-name="Source_20_Text"><text:span text:style-name="T1"><text:s text:c="2"/>},</text:span></text:span></text:p>
          <text:p text:style-name="P83"><text:span text:style-name="Source_20_Text"><text:span text:style-name="T1">});</text:span></text:span></text:p>
        </text:list-item>
        <text:list-item>
          <text:p text:style-name="P28"><text:span text:style-name="T1">Confirm </text:span><text:span text:style-name="Source_20_Text"><text:span text:style-name="T1">generateItemHistory()</text:span></text:span><text:span text:style-name="T1"> actually </text:span><text:span text:style-name="Emphasis"><text:span text:style-name="T1">uses</text:span></text:span><text:span text:style-name="T1"> this new entry bucket (if there’s any filtering/weighting based on hooks or tone).</text:span></text:p>
        </text:list-item>
      </text:list>
      <text:p text:style-name="P67"/>
      <text:h text:style-name="P68" text:outline-level="3">4.4 Adding History Sentences (Non-Transformational)</text:h>
      <text:p text:style-name="P39">If you have base history sentences (e.g., origin-keyed weal/woe):</text:p>
      <text:p text:style-name="P70"><text:span text:style-name="Source_20_Text"><text:span text:style-name="T1">HISTORY_SENTENCES.goodAligned.weal.push({</text:span></text:span></text:p>
      <text:p text:style-name="P70"><text:span text:style-name="Source_20_Text"><text:span text:style-name="T1"><text:s text:c="2"/>id: "saved_city_from_plague",</text:span></text:span></text:p>
      <text:p text:style-name="P70"><text:span text:style-name="Source_20_Text"><text:span text:style-name="T1"><text:s text:c="2"/>summaryTemplates: [</text:span></text:span></text:p>
      <text:p text:style-name="P70"><text:span text:style-name="Source_20_Text"><text:span text:style-name="T1"><text:s text:c="4"/>"Legends claim its magic once turned aside a plague that should have emptied a city.",</text:span></text:span></text:p>
      <text:p text:style-name="P70"><text:span text:style-name="Source_20_Text"><text:span text:style-name="T1"><text:s text:c="2"/>],</text:span></text:span></text:p>
      <text:p text:style-name="P70"><text:span text:style-name="Source_20_Text"><text:span text:style-name="T1"><text:s text:c="2"/>hooks: {</text:span></text:span></text:p>
      <text:p text:style-name="P70"><text:span text:style-name="Source_20_Text"><text:span text:style-name="T1"><text:s text:c="4"/>linkedToNotoriousIndividual: false,</text:span></text:span></text:p>
      <text:p text:style-name="P70"><text:span text:style-name="Source_20_Text"><text:span text:style-name="T1"><text:s text:c="4"/>linkedToNotoriousGroup: true,</text:span></text:span></text:p>
      <text:p text:style-name="P70"><text:span text:style-name="Source_20_Text"><text:span text:style-name="T1"><text:s text:c="4"/>eventOfWeal: true,</text:span></text:span></text:p>
      <text:p text:style-name="P70"><text:span text:style-name="Source_20_Text"><text:span text:style-name="T1"><text:s text:c="4"/>eventOfWoe: false,</text:span></text:span></text:p>
      <text:p text:style-name="P70"><text:span text:style-name="Source_20_Text"><text:span text:style-name="T1"><text:s text:c="4"/>thoughtLostOrDestroyed: false,</text:span></text:span></text:p>
      <text:p text:style-name="P70"><text:soft-page-break/><text:span text:style-name="Source_20_Text"><text:span text:style-name="T1"><text:s text:c="4"/>activelySoughtByNotorious: true,</text:span></text:span></text:p>
      <text:p text:style-name="P70"><text:span text:style-name="Source_20_Text"><text:span text:style-name="T1"><text:s text:c="4"/>hasRumors: true,</text:span></text:span></text:p>
      <text:p text:style-name="P70"><text:span text:style-name="Source_20_Text"><text:span text:style-name="T1"><text:s text:c="4"/>hasProphecy: false,</text:span></text:span></text:p>
      <text:p text:style-name="P70"><text:span text:style-name="Source_20_Text"><text:span text:style-name="T1"><text:s text:c="2"/>},</text:span></text:span></text:p>
      <text:p text:style-name="P78"><text:span text:style-name="Source_20_Text"><text:span text:style-name="T1">});</text:span></text:span></text:p>
      <text:p text:style-name="P39">Guidelines:</text:p>
      <text:list xml:id="list7152808709350525901" text:style-name="L29">
        <text:list-item>
          <text:p text:style-name="P29"><text:span text:style-name="T1">Always define full </text:span><text:span text:style-name="Source_20_Text"><text:span text:style-name="T1">hooks</text:span></text:span><text:span text:style-name="T1"> for every variant.</text:span></text:p>
        </text:list-item>
        <text:list-item>
          <text:p text:style-name="P29"><text:span text:style-name="T1">Make each </text:span><text:span text:style-name="Source_20_Text"><text:span text:style-name="T1">summaryTemplates</text:span></text:span><text:span text:style-name="T1"> sentence standalone and self-explanatory.</text:span></text:p>
        </text:list-item>
      </text:list>
      <text:p text:style-name="P67"/>
      <text:h text:style-name="P68" text:outline-level="3">4.5 Adding a Location</text:h>
      <text:list xml:id="list1896433270576448240" text:style-name="L30">
        <text:list-item>
          <text:p text:style-name="P30"><text:span text:style-name="T1">Pick the bucket, e.g. </text:span><text:span text:style-name="Source_20_Text"><text:span text:style-name="T1">goodAligned</text:span></text:span><text:span text:style-name="T1"> or </text:span><text:span text:style-name="Source_20_Text"><text:span text:style-name="T1">corrupted</text:span></text:span><text:span text:style-name="T1">.</text:span></text:p>
        </text:list-item>
        <text:list-item>
          <text:p text:style-name="P57">Add an entry:</text:p>
          <text:p text:style-name="P76"><text:span text:style-name="Source_20_Text"><text:span text:style-name="T1">BASE_LOCATIONS.goodAligned.push({</text:span></text:span></text:p>
          <text:p text:style-name="P76"><text:span text:style-name="Source_20_Text"><text:span text:style-name="T1"><text:s text:c="2"/>id: "shimmering_fen_shrine",</text:span></text:span></text:p>
          <text:p text:style-name="P76"><text:span text:style-name="Source_20_Text"><text:span text:style-name="T1"><text:s text:c="2"/>category: "wild",</text:span></text:span></text:p>
          <text:p text:style-name="P76"><text:span text:style-name="Source_20_Text"><text:span text:style-name="T1"><text:s text:c="2"/>templates: [</text:span></text:span></text:p>
          <text:p text:style-name="P76"><text:span text:style-name="Source_20_Text"><text:span text:style-name="T1"><text:s text:c="4"/>"Some accounts insist it lies hidden in a shrine half-swallowed by a shimmering fen.",</text:span></text:span></text:p>
          <text:p text:style-name="P76"><text:span text:style-name="Source_20_Text"><text:span text:style-name="T1"><text:s text:c="4"/>"Old guides whisper of a moss-covered altar deep in the marsh where the item was once offered in thanks.",</text:span></text:span></text:p>
          <text:p text:style-name="P76"><text:span text:style-name="Source_20_Text"><text:span text:style-name="T1"><text:s text:c="2"/>],</text:span></text:span></text:p>
          <text:p text:style-name="P84"><text:span text:style-name="Source_20_Text"><text:span text:style-name="T1">});</text:span></text:span></text:p>
        </text:list-item>
        <text:list-item>
          <text:p text:style-name="P30"><text:span text:style-name="T1">Ensure </text:span><text:span text:style-name="Source_20_Text"><text:span text:style-name="T1">category</text:span></text:span><text:span text:style-name="T1"> is supported in </text:span><text:span text:style-name="Source_20_Text"><text:span text:style-name="T1">WITNESS_LOCATION_TAILS</text:span></text:span><text:span text:style-name="T1"> or falls back acceptably to </text:span><text:span text:style-name="Source_20_Text"><text:span text:style-name="T1">default</text:span></text:span><text:span text:style-name="T1">.</text:span></text:p>
        </text:list-item>
        <text:list-item>
          <text:p text:style-name="P30"><text:span text:style-name="T1">Double-check any location-secrecy logic (if a table near </text:span><text:span text:style-name="Source_20_Text"><text:span text:style-name="T1">generateItemLocation</text:span></text:span><text:span text:style-name="T1"> uses this id or category specially).</text:span></text:p>
        </text:list-item>
      </text:list>
      <text:p text:style-name="P67"/>
      <text:h text:style-name="P68" text:outline-level="3">4.6 Adding Reputation Sentences</text:h>
      <text:p text:style-name="P39">Assuming a structure like:</text:p>
      <text:p text:style-name="P70"><text:span text:style-name="Source_20_Text"><text:span text:style-name="T1">REPUTATION_SENTENCES.goodAligned.weal.push(</text:span></text:span></text:p>
      <text:p text:style-name="P70"><text:span text:style-name="Source_20_Text"><text:span text:style-name="T1"><text:s text:c="2"/>"In tavern tales, it’s remembered as a quiet safeguard against forgotten evils."</text:span></text:span></text:p>
      <text:p text:style-name="P78"><text:span text:style-name="Source_20_Text"><text:span text:style-name="T1">);</text:span></text:span></text:p>
      <text:p text:style-name="P39">You can:</text:p>
      <text:list xml:id="list8884374677083573663" text:style-name="L31">
        <text:list-item>
          <text:p text:style-name="P58">Add a new sentence into existing arrays.</text:p>
        </text:list-item>
        <text:list-item>
          <text:p text:style-name="P31"><text:span text:style-name="T1">Introduce new sub-buckets if the generator supports them (e.g. </text:span><text:span text:style-name="Source_20_Text"><text:span text:style-name="T1">goodAligned.mixed</text:span></text:span><text:span text:style-name="T1">).</text:span></text:p>
        </text:list-item>
      </text:list>
      <text:p text:style-name="Text_20_body"><text:span text:style-name="T1">Be sure </text:span><text:span text:style-name="Source_20_Text"><text:span text:style-name="T1">generateItemReputation()</text:span></text:span><text:span text:style-name="T1"> knows what keys it can pick from.</text:span></text:p>
      <text:p text:style-name="P67"/>
      <text:h text:style-name="P68" text:outline-level="3">4.7 Adding a Destruction Faction</text:h>
      <text:p text:style-name="P70"><text:span text:style-name="Source_20_Text"><text:span text:style-name="T1">DESTROY_FACTIONS.goodItem.push({</text:span></text:span></text:p>
      <text:p text:style-name="P70"><text:span text:style-name="Source_20_Text"><text:span text:style-name="T1"><text:s text:c="2"/>id: "jealous_cabal",</text:span></text:span></text:p>
      <text:p text:style-name="P70"><text:span text:style-name="Source_20_Text"><text:span text:style-name="T1"><text:s text:c="2"/>alignment: "evil",</text:span></text:span></text:p>
      <text:p text:style-name="P70"><text:span text:style-name="Source_20_Text"><text:span text:style-name="T1"><text:s text:c="2"/>role: "cabal",</text:span></text:span></text:p>
      <text:p text:style-name="P70"><text:span text:style-name="Source_20_Text"><text:span text:style-name="T1"><text:s text:c="2"/>templates: [</text:span></text:span></text:p>
      <text:p text:style-name="P70"><text:span text:style-name="Source_20_Text"><text:span text:style-name="T1"><text:s text:c="4"/>"A jealous cabal of spellcasters wants the relic shattered so no rival can wield a power they do not control.",</text:span></text:span></text:p>
      <text:p text:style-name="P70"><text:soft-page-break/><text:span text:style-name="Source_20_Text"><text:span text:style-name="T1"><text:s text:c="2"/>],</text:span></text:span></text:p>
      <text:p text:style-name="P78"><text:span text:style-name="Source_20_Text"><text:span text:style-name="T1">});</text:span></text:span></text:p>
      <text:list xml:id="list4259051098661152667" text:style-name="L32">
        <text:list-item>
          <text:p text:style-name="P59">Decide whether the faction is primarily used against good, evil, corrupted, or sanctified items.</text:p>
        </text:list-item>
        <text:list-item>
          <text:p text:style-name="P32"><text:span text:style-name="T1">Ensure </text:span><text:span text:style-name="Source_20_Text"><text:span text:style-name="T1">generateDestructionFaction</text:span></text:span><text:span text:style-name="T1"> knows which bucket to consult.</text:span></text:p>
        </text:list-item>
      </text:list>
      <text:p text:style-name="P67"/>
      <text:h text:style-name="P68" text:outline-level="3">4.8 Adding Power-State Flavor</text:h>
      <text:p text:style-name="P39">To add more dormancy/awakening variants for good items:</text:p>
      <text:p text:style-name="P70"><text:span text:style-name="Source_20_Text"><text:span text:style-name="T1">POWER_STATE_SENTENCES.good.dormant.push(</text:span></text:span></text:p>
      <text:p text:style-name="P70"><text:span text:style-name="Source_20_Text"><text:span text:style-name="T1"><text:s text:c="2"/>"For now, its radiance lies banked like coals, waiting for a worthy hand to stir it."</text:span></text:span></text:p>
      <text:p text:style-name="P70"><text:span text:style-name="Source_20_Text"><text:span text:style-name="T1">);</text:span></text:span></text:p>
      <text:p text:style-name="P70"><text:span text:style-name="Source_20_Text"><text:span text:style-name="T1">POWER_STATE_SENTENCES.good.awakened.push(</text:span></text:span></text:p>
      <text:p text:style-name="P70"><text:span text:style-name="Source_20_Text"><text:span text:style-name="T1"><text:s text:c="2"/>"Its presence feels like a watchful guardian who has decided to stand again."</text:span></text:span></text:p>
      <text:p text:style-name="P78"><text:span text:style-name="Source_20_Text"><text:span text:style-name="T1">);</text:span></text:span></text:p>
      <text:p text:style-name="P39">No changes to the logic are required.</text:p>
      <text:p text:style-name="P67"/>
      <text:h text:style-name="P68" text:outline-level="3">4.9 Adding Witness Archetypes &amp; Tails</text:h>
      <text:p text:style-name="Text_20_body"><text:span text:style-name="Strong_20_Emphasis"><text:span text:style-name="T1">Witness base:</text:span></text:span></text:p>
      <text:p text:style-name="P70"><text:span text:style-name="Source_20_Text"><text:span text:style-name="T1">WITNESS_BASES.goodAligned.push({</text:span></text:span></text:p>
      <text:p text:style-name="P70"><text:span text:style-name="Source_20_Text"><text:span text:style-name="T1"><text:s text:c="2"/>id: "itinerant_chronicler",</text:span></text:span></text:p>
      <text:p text:style-name="P70"><text:span text:style-name="Source_20_Text"><text:span text:style-name="T1"><text:s text:c="2"/>alignment: "neutral",</text:span></text:span></text:p>
      <text:p text:style-name="P70"><text:span text:style-name="Source_20_Text"><text:span text:style-name="T1"><text:s text:c="2"/>role: "historian",</text:span></text:span></text:p>
      <text:p text:style-name="P70"><text:span text:style-name="Source_20_Text"><text:span text:style-name="T1"><text:s text:c="2"/>templates: [</text:span></text:span></text:p>
      <text:p text:style-name="P70"><text:span text:style-name="Source_20_Text"><text:span text:style-name="T1"><text:s text:c="4"/>"An itinerant chronicler claims to have traced its appearances across three kingdoms.",</text:span></text:span></text:p>
      <text:p text:style-name="P70"><text:span text:style-name="Source_20_Text"><text:span text:style-name="T1"><text:s text:c="2"/>],</text:span></text:span></text:p>
      <text:p text:style-name="P78"><text:span text:style-name="Source_20_Text"><text:span text:style-name="T1">});</text:span></text:span></text:p>
      <text:p text:style-name="Text_20_body"><text:span text:style-name="Strong_20_Emphasis"><text:span text:style-name="T1">Location tail:</text:span></text:span></text:p>
      <text:p text:style-name="P70"><text:span text:style-name="Source_20_Text"><text:span text:style-name="T1">WITNESS_LOCATION_TAILS.urban.push(</text:span></text:span></text:p>
      <text:p text:style-name="P70"><text:span text:style-name="Source_20_Text"><text:span text:style-name="T1"><text:s text:c="2"/>"They mention that, in city records, the item is never named outright—only hinted at in the margins."</text:span></text:span></text:p>
      <text:p text:style-name="P78"><text:span text:style-name="Source_20_Text"><text:span text:style-name="T1">);</text:span></text:span></text:p>
      <text:p text:style-name="Text_20_body"><text:span text:style-name="T1">Check that </text:span><text:span text:style-name="Source_20_Text"><text:span text:style-name="T1">generateItemWitness</text:span></text:span><text:span text:style-name="T1"> can reach </text:span><text:span text:style-name="Source_20_Text"><text:span text:style-name="T1">"urban"</text:span></text:span><text:span text:style-name="T1"> via some location category, or provide a </text:span><text:span text:style-name="Source_20_Text"><text:span text:style-name="T1">default</text:span></text:span><text:span text:style-name="T1"> fallback.</text:span></text:p>
      <text:p text:style-name="P67"/>
      <text:h text:style-name="P66" text:outline-level="2">5. Sanity Checklist After Expanding Content</text:h>
      <text:p text:style-name="P39">Use this checklist whenever you add tags, creators, or downstream entries.</text:p>
      <text:h text:style-name="P68" text:outline-level="3">5.1 Tag &amp; Creator Integrity</text:h>
      <text:list xml:id="list2683694852330325044" text:style-name="L33">
        <text:list-item>
          <text:p text:style-name="P33"><text:span text:style-name="T1">Every tag used in </text:span><text:span text:style-name="Source_20_Text"><text:span text:style-name="T1">CREATORS_COMMISSIONERS</text:span></text:span><text:span text:style-name="T1"> exists in </text:span><text:span text:style-name="Source_20_Text"><text:span text:style-name="T1">TAG_DEFINITIONS</text:span></text:span><text:span text:style-name="T1">.</text:span></text:p>
        </text:list-item>
        <text:list-item>
          <text:p text:style-name="P33"><text:span text:style-name="T1">Every tag used in </text:span><text:span text:style-name="Source_20_Text"><text:span text:style-name="T1">CREATORS_COMMISSIONERS</text:span></text:span><text:span text:style-name="T1"> has at least:</text:span></text:p>
          <text:list>
            <text:list-item>
              <text:p text:style-name="P33"><text:span text:style-name="T1">A motivation array in </text:span><text:span text:style-name="Source_20_Text"><text:span text:style-name="T1">TAG_MOTIVATIONS[good|evil|neutral]</text:span></text:span><text:span text:style-name="T1"> </text:span><text:span text:style-name="Strong_20_Emphasis"><text:span text:style-name="T1">or</text:span></text:span></text:p>
            </text:list-item>
            <text:list-item>
              <text:p text:style-name="P33"><text:span text:style-name="T1">Is adequately covered by a relevant </text:span><text:span text:style-name="Source_20_Text"><text:span text:style-name="T1">_fallback</text:span></text:span><text:span text:style-name="T1">.</text:span></text:p>
            </text:list-item>
          </text:list>
        </text:list-item>
        <text:list-item>
          <text:p text:style-name="P60">Every creator has:</text:p>
          <text:list>
            <text:list-item>
              <text:p text:style-name="P33"><text:soft-page-break/><text:span text:style-name="Source_20_Text"><text:span text:style-name="T1">id</text:span></text:span></text:p>
            </text:list-item>
            <text:list-item>
              <text:p text:style-name="P33"><text:span text:style-name="Source_20_Text"><text:span text:style-name="T1">type</text:span></text:span><text:span text:style-name="T1"> (</text:span><text:span text:style-name="Source_20_Text"><text:span text:style-name="T1">"class"</text:span></text:span><text:span text:style-name="T1"> or </text:span><text:span text:style-name="Source_20_Text"><text:span text:style-name="T1">"npc"</text:span></text:span><text:span text:style-name="T1">)</text:span></text:p>
            </text:list-item>
            <text:list-item>
              <text:p text:style-name="P33"><text:span text:style-name="Source_20_Text"><text:span text:style-name="T1">size</text:span></text:span><text:span text:style-name="T1"> (</text:span><text:span text:style-name="Source_20_Text"><text:span text:style-name="T1">"single"</text:span></text:span><text:span text:style-name="T1"> or </text:span><text:span text:style-name="Source_20_Text"><text:span text:style-name="T1">"group"</text:span></text:span><text:span text:style-name="T1">)</text:span></text:p>
            </text:list-item>
            <text:list-item>
              <text:p text:style-name="P33"><text:span text:style-name="Source_20_Text"><text:span text:style-name="T1">noun</text:span></text:span></text:p>
            </text:list-item>
            <text:list-item>
              <text:p text:style-name="P33"><text:span text:style-name="Source_20_Text"><text:span text:style-name="T1">isCreator</text:span></text:span><text:span text:style-name="T1"> (boolean)</text:span></text:p>
            </text:list-item>
            <text:list-item>
              <text:p text:style-name="P33"><text:span text:style-name="Source_20_Text"><text:span text:style-name="T1">tags</text:span></text:span><text:span text:style-name="T1"> with 2–4 entries.</text:span></text:p>
            </text:list-item>
          </text:list>
        </text:list-item>
      </text:list>
      <text:h text:style-name="P68" text:outline-level="3">5.2 Alignment &amp; State</text:h>
      <text:list xml:id="list8896264965432043931" text:style-name="L34">
        <text:list-item>
          <text:p text:style-name="P61">For a few test creators, manually compute:</text:p>
          <text:list>
            <text:list-item>
              <text:p text:style-name="P61">origin axis (good/evil),</text:p>
            </text:list-item>
            <text:list-item>
              <text:p text:style-name="P61">tag tone counts,</text:p>
            </text:list-item>
            <text:list-item>
              <text:p text:style-name="P34"><text:span text:style-name="T1">expected </text:span><text:span text:style-name="Source_20_Text"><text:span text:style-name="T1">dominantTone</text:span></text:span><text:span text:style-name="T1">,</text:span></text:p>
            </text:list-item>
            <text:list-item>
              <text:p text:style-name="P34"><text:span text:style-name="T1">expected </text:span><text:span text:style-name="Source_20_Text"><text:span text:style-name="T1">itemAxis</text:span></text:span><text:span text:style-name="T1"> + </text:span><text:span text:style-name="Source_20_Text"><text:span text:style-name="T1">itemState</text:span></text:span><text:span text:style-name="T1">.</text:span></text:p>
            </text:list-item>
          </text:list>
        </text:list-item>
        <text:list-item>
          <text:p text:style-name="P34"><text:span text:style-name="T1">Confirm </text:span><text:span text:style-name="Source_20_Text"><text:span text:style-name="T1">STATE_SENTENCE2</text:span></text:span><text:span text:style-name="T1"> has coverage for:</text:span></text:p>
          <text:list>
            <text:list-item>
              <text:p text:style-name="P34"><text:span text:style-name="Source_20_Text"><text:span text:style-name="T1">aligned.good.single</text:span></text:span></text:p>
            </text:list-item>
            <text:list-item>
              <text:p text:style-name="P34"><text:span text:style-name="Source_20_Text"><text:span text:style-name="T1">aligned.good.group</text:span></text:span></text:p>
            </text:list-item>
            <text:list-item>
              <text:p text:style-name="P34"><text:span text:style-name="Source_20_Text"><text:span text:style-name="T1">aligned.evil.single</text:span></text:span></text:p>
            </text:list-item>
            <text:list-item>
              <text:p text:style-name="P34"><text:span text:style-name="Source_20_Text"><text:span text:style-name="T1">aligned.evil.group</text:span></text:span></text:p>
            </text:list-item>
            <text:list-item>
              <text:p text:style-name="P34"><text:span text:style-name="Source_20_Text"><text:span text:style-name="T1">corrupted.single</text:span></text:span><text:span text:style-name="T1"> / </text:span><text:span text:style-name="Source_20_Text"><text:span text:style-name="T1">group</text:span></text:span></text:p>
            </text:list-item>
            <text:list-item>
              <text:p text:style-name="P34"><text:span text:style-name="Source_20_Text"><text:span text:style-name="T1">sanctified.single</text:span></text:span><text:span text:style-name="T1"> / </text:span><text:span text:style-name="Source_20_Text"><text:span text:style-name="T1">group</text:span></text:span><text:span text:style-name="T1">.</text:span></text:p>
            </text:list-item>
          </text:list>
        </text:list-item>
      </text:list>
      <text:h text:style-name="P68" text:outline-level="3">5.3 History &amp; Hooks</text:h>
      <text:list xml:id="list4571078858561746282" text:style-name="L35">
        <text:list-item>
          <text:p text:style-name="P62">Every new history or transformation entry defines all hooks:</text:p>
          <text:list>
            <text:list-item>
              <text:p text:style-name="P35"><text:span text:style-name="Source_20_Text"><text:span text:style-name="T1">eventOfWeal</text:span></text:span><text:span text:style-name="T1">, </text:span><text:span text:style-name="Source_20_Text"><text:span text:style-name="T1">eventOfWoe</text:span></text:span></text:p>
            </text:list-item>
            <text:list-item>
              <text:p text:style-name="P35"><text:span text:style-name="Source_20_Text"><text:span text:style-name="T1">hasRumors</text:span></text:span><text:span text:style-name="T1">, </text:span><text:span text:style-name="Source_20_Text"><text:span text:style-name="T1">hasProphecy</text:span></text:span></text:p>
            </text:list-item>
            <text:list-item>
              <text:p text:style-name="P35"><text:span text:style-name="Source_20_Text"><text:span text:style-name="T1">thoughtLostOrDestroyed</text:span></text:span></text:p>
            </text:list-item>
            <text:list-item>
              <text:p text:style-name="P35"><text:span text:style-name="Source_20_Text"><text:span text:style-name="T1">activelySoughtByNotorious</text:span></text:span></text:p>
            </text:list-item>
            <text:list-item>
              <text:p text:style-name="P35"><text:span text:style-name="Source_20_Text"><text:span text:style-name="T1">linkedToNotoriousIndividual</text:span></text:span></text:p>
            </text:list-item>
            <text:list-item>
              <text:p text:style-name="P35"><text:span text:style-name="Source_20_Text"><text:span text:style-name="T1">linkedToNotoriousGroup</text:span></text:span></text:p>
            </text:list-item>
          </text:list>
        </text:list-item>
        <text:list-item>
          <text:p text:style-name="P35"><text:span text:style-name="T1">No </text:span><text:span text:style-name="Source_20_Text"><text:span text:style-name="T1">undefined</text:span></text:span><text:span text:style-name="T1"> hooks appear when you log </text:span><text:span text:style-name="Source_20_Text"><text:span text:style-name="T1">lastHistory.hooks</text:span></text:span><text:span text:style-name="T1">.</text:span></text:p>
        </text:list-item>
        <text:list-item>
          <text:p text:style-name="P35"><text:span text:style-name="T1">Corruption causes are only referenced when </text:span><text:span text:style-name="Source_20_Text"><text:span text:style-name="T1">itemState === "corrupted"</text:span></text:span><text:span text:style-name="T1">.</text:span></text:p>
        </text:list-item>
        <text:list-item>
          <text:p text:style-name="P35"><text:span text:style-name="T1">Redemption causes only when </text:span><text:span text:style-name="Source_20_Text"><text:span text:style-name="T1">itemState === "sanctified"</text:span></text:span><text:span text:style-name="T1">.</text:span></text:p>
        </text:list-item>
      </text:list>
      <text:h text:style-name="P68" text:outline-level="3">5.4 Location &amp; Witness</text:h>
      <text:list xml:id="list1878178178892364212" text:style-name="L36">
        <text:list-item>
          <text:p text:style-name="P36"><text:span text:style-name="T1">Each </text:span><text:span text:style-name="Source_20_Text"><text:span text:style-name="T1">BASE_LOCATIONS.*</text:span></text:span><text:span text:style-name="T1"> bucket has at least one entry.</text:span></text:p>
        </text:list-item>
        <text:list-item>
          <text:p text:style-name="P63">Every location entry has:</text:p>
          <text:list>
            <text:list-item>
              <text:p text:style-name="P36"><text:span text:style-name="Source_20_Text"><text:span text:style-name="T1">id</text:span></text:span></text:p>
            </text:list-item>
            <text:list-item>
              <text:p text:style-name="P36"><text:soft-page-break/><text:span text:style-name="Source_20_Text"><text:span text:style-name="T1">category</text:span></text:span></text:p>
            </text:list-item>
            <text:list-item>
              <text:p text:style-name="P36"><text:span text:style-name="Source_20_Text"><text:span text:style-name="T1">templates.length &gt; 0</text:span></text:span></text:p>
            </text:list-item>
          </text:list>
        </text:list-item>
        <text:list-item>
          <text:p text:style-name="P36"><text:span text:style-name="T1">For each location </text:span><text:span text:style-name="Source_20_Text"><text:span text:style-name="T1">category</text:span></text:span><text:span text:style-name="T1">, either:</text:span></text:p>
          <text:list>
            <text:list-item>
              <text:p text:style-name="P36"><text:span text:style-name="T1">There is a matching array in </text:span><text:span text:style-name="Source_20_Text"><text:span text:style-name="T1">WITNESS_LOCATION_TAILS[category]</text:span></text:span><text:span text:style-name="T1">, or</text:span></text:p>
            </text:list-item>
            <text:list-item>
              <text:p text:style-name="P36"><text:span text:style-name="Source_20_Text"><text:span text:style-name="T1">WITNESS_LOCATION_TAILS.default</text:span></text:span><text:span text:style-name="T1"> is acceptable.</text:span></text:p>
            </text:list-item>
          </text:list>
        </text:list-item>
        <text:list-item>
          <text:p text:style-name="P36"><text:span text:style-name="Source_20_Text"><text:span text:style-name="T1">WITNESS_BASES</text:span></text:span><text:span text:style-name="T1"> contains at least one archetype for:</text:span></text:p>
          <text:list>
            <text:list-item>
              <text:p text:style-name="P63">good-aligned items</text:p>
            </text:list-item>
            <text:list-item>
              <text:p text:style-name="P63">evil-aligned items</text:p>
            </text:list-item>
            <text:list-item>
              <text:p text:style-name="P63">corrupted items</text:p>
            </text:list-item>
            <text:list-item>
              <text:p text:style-name="P63">sanctified items</text:p>
            </text:list-item>
          </text:list>
        </text:list-item>
      </text:list>
      <text:h text:style-name="P68" text:outline-level="3">5.5 Reputation, Destroyers, Power State</text:h>
      <text:list xml:id="list7068664617793706878" text:style-name="L37">
        <text:list-item>
          <text:p text:style-name="P37"><text:span text:style-name="Source_20_Text"><text:span text:style-name="T1">REPUTATION_SENTENCES</text:span></text:span><text:span text:style-name="T1"> has at least one line per state/axis bucket actually used by </text:span><text:span text:style-name="Source_20_Text"><text:span text:style-name="T1">generateItemReputation</text:span></text:span><text:span text:style-name="T1">.</text:span></text:p>
        </text:list-item>
        <text:list-item>
          <text:p text:style-name="P37"><text:span text:style-name="Source_20_Text"><text:span text:style-name="T1">DESTROY_FACTIONS</text:span></text:span><text:span text:style-name="T1"> has at least one entry for each broad outcome: good, evil, corrupted, sanctified.</text:span></text:p>
        </text:list-item>
        <text:list-item>
          <text:p text:style-name="P37"><text:span text:style-name="Source_20_Text"><text:span text:style-name="T1">POWER_STATE_SENTENCES</text:span></text:span><text:span text:style-name="T1"> includes:</text:span></text:p>
          <text:list>
            <text:list-item>
              <text:p text:style-name="P37"><text:span text:style-name="Source_20_Text"><text:span text:style-name="T1">good.dormant</text:span></text:span><text:span text:style-name="T1">, </text:span><text:span text:style-name="Source_20_Text"><text:span text:style-name="T1">good.awakened</text:span></text:span></text:p>
            </text:list-item>
            <text:list-item>
              <text:p text:style-name="P37"><text:span text:style-name="Source_20_Text"><text:span text:style-name="T1">evil.dormant</text:span></text:span><text:span text:style-name="T1">, </text:span><text:span text:style-name="Source_20_Text"><text:span text:style-name="T1">evil.awakened</text:span></text:span></text:p>
            </text:list-item>
            <text:list-item>
              <text:p text:style-name="P37"><text:span text:style-name="Source_20_Text"><text:span text:style-name="T1">neutralFallback.dormant</text:span></text:span><text:span text:style-name="T1">, </text:span><text:span text:style-name="Source_20_Text"><text:span text:style-name="T1">neutralFallback.awakened</text:span></text:span></text:p>
            </text:list-item>
          </text:list>
        </text:list-item>
      </text:list>
      <text:h text:style-name="P68" text:outline-level="3">5.6 End-to-End Rolling Tests</text:h>
      <text:list xml:id="list4782581092686274644" text:style-name="L38">
        <text:list-item>
          <text:p text:style-name="P38"><text:span text:style-name="T1">Run at least </text:span><text:span text:style-name="Strong_20_Emphasis"><text:span text:style-name="T1">5–10</text:span></text:span><text:span text:style-name="T1"> rolls and confirm:</text:span></text:p>
          <text:list>
            <text:list-item>
              <text:p text:style-name="P38"><text:span text:style-name="T1">No panel (Origin, History, Location, Reputation, NPC, Destroyer, Power State) prints </text:span><text:span text:style-name="Source_20_Text"><text:span text:style-name="T1">undefined</text:span></text:span><text:span text:style-name="T1"> or stays blank unexpectedly.</text:span></text:p>
            </text:list-item>
            <text:list-item>
              <text:p text:style-name="P64">Meta line displays sensible combinations (e.g., “good-aligned origin, item is evil-aligned (corrupted)”).</text:p>
            </text:list-item>
            <text:list-item>
              <text:p text:style-name="P38"><text:span text:style-name="T1">Lore output shows each block as its own </text:span><text:span text:style-name="Source_20_Text"><text:span text:style-name="T1">&lt;p&gt;</text:span></text:span><text:span text:style-name="T1"> and reads smoothly when copied wholesale.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Myers</meta:initial-creator>
    <meta:creation-date>2025-12-07T18:15:51.47</meta:creation-date>
    <meta:document-statistic meta:table-count="0" meta:image-count="0" meta:object-count="0" meta:page-count="18" meta:paragraph-count="688" meta:word-count="3674" meta:character-count="25676"/>
    <dc:date>2025-12-07T18:31:21.93</dc:date>
    <dc:creator>Nathan Myers</dc:creator>
    <meta:editing-duration>PT20S</meta:editing-duration>
    <meta:editing-cycles>1</meta:editing-cycles>
    <meta:generator>OpenOffice/4.1.15$Win32 OpenOffice.org_project/4115m2$Build-9813</meta:generator>
  </office:meta>
</office:document-meta>
</file>